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Обычный"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Таблица1" style:family="table">
      <style:table-properties style:width="12.487cm" fo:margin-left="0.118cm" fo:margin-top="0cm" fo:margin-bottom="0cm" table:align="left" style:writing-mode="page"/>
    </style:style>
    <style:style style:name="Таблица1.A" style:family="table-column">
      <style:table-column-properties style:column-width="7.463cm"/>
    </style:style>
    <style:style style:name="Таблица1.B" style:family="table-column">
      <style:table-column-properties style:column-width="5.022cm"/>
    </style:style>
    <style:style style:name="Таблица1.1" style:family="table-row">
      <style:table-row-properties style:min-row-height="0.071cm" fo:keep-together="auto"/>
    </style:style>
    <style:style style:name="Таблица1.A1" style:family="table-cell">
      <style:table-cell-properties fo:padding="0.282cm" fo:border="0.75pt solid #e5e5e5"/>
    </style:style>
    <style:style style:name="Таблица1.2" style:family="table-row">
      <style:table-row-properties style:min-row-height="0.136cm" fo:keep-together="auto"/>
    </style:style>
    <style:style style:name="Таблица1.3" style:family="table-row">
      <style:table-row-properties style:min-row-height="0.019cm" fo:keep-together="auto"/>
    </style:style>
    <style:style style:name="Таблица2" style:family="table">
      <style:table-properties style:width="17.433cm" fo:margin-left="0cm" fo:margin-top="0cm" fo:margin-bottom="0cm" table:align="left" style:writing-mode="page"/>
    </style:style>
    <style:style style:name="Таблица2.A" style:family="table-column">
      <style:table-column-properties style:column-width="1.044cm"/>
    </style:style>
    <style:style style:name="Таблица2.B" style:family="table-column">
      <style:table-column-properties style:column-width="16.387cm"/>
    </style:style>
    <style:style style:name="Таблица2.1" style:family="table-row">
      <style:table-row-properties fo:keep-together="auto"/>
    </style:style>
    <style:style style:name="Таблица2.A1" style:family="table-cell">
      <style:table-cell-properties style:vertical-align="middle" fo:padding="0.026cm" fo:border="none"/>
    </style:style>
    <style:style style:name="P1" style:family="paragraph" style:parent-style-name="Heading_20_1">
      <style:paragraph-properties fo:margin-left="0cm" fo:margin-right="0cm" fo:margin-top="0cm" fo:margin-bottom="0cm" style:contextual-spacing="false" fo:line-height="100%" fo:text-indent="0.751cm" style:auto-text-indent="false"/>
    </style:style>
    <style:style style:name="P2" style:family="paragraph" style:parent-style-name="Heading_20_1">
      <loext:graphic-properties draw:fill="solid" draw:fill-color="#ffffff"/>
      <style:paragraph-properties fo:margin-left="0cm" fo:margin-right="0cm" fo:margin-top="0cm" fo:margin-bottom="0cm" style:contextual-spacing="false" fo:line-height="100%" fo:text-indent="0.751cm" style:auto-text-indent="false" fo:background-color="#ffffff" style:vertical-align="baseline"/>
    </style:style>
    <style:style style:name="P3" style:family="paragraph" style:parent-style-name="Normal_20__28_Web_29_">
      <style:paragraph-properties fo:margin-left="0cm" fo:margin-right="0cm" fo:margin-top="0cm" fo:margin-bottom="0cm" style:contextual-spacing="false" fo:text-align="justify" style:justify-single-word="false" fo:text-indent="0.751cm" style:auto-text-indent="false">
        <style:tab-stops>
          <style:tab-stop style:position="0.501cm"/>
          <style:tab-stop style:position="1.251cm"/>
          <style:tab-stop style:position="1.501cm"/>
        </style:tab-stops>
      </style:paragraph-properties>
    </style:style>
    <style:style style:name="P4" style:family="paragraph" style:parent-style-name="Normal_20__28_Web_29_">
      <loext:graphic-properties draw:fill="solid" draw:fill-color="#ffffff"/>
      <style:paragraph-properties fo:margin-left="0cm" fo:margin-right="0cm" fo:margin-top="0cm" fo:margin-bottom="0cm" style:contextual-spacing="false" fo:text-indent="0.751cm" style:auto-text-indent="false" fo:background-color="#ffffff" style:vertical-align="baseline"/>
    </style:style>
    <style:style style:name="P5" style:family="paragraph" style:parent-style-name="Normal_20__28_Web_29_">
      <loext:graphic-properties draw:fill="solid" draw:fill-color="#ffffff"/>
      <style:paragraph-properties fo:margin-left="0cm" fo:margin-right="0cm" fo:margin-top="0cm" fo:margin-bottom="0cm" style:contextual-spacing="false" fo:text-indent="0.751cm" style:auto-text-indent="false" fo:background-color="#ffffff" style:vertical-align="baseline"/>
      <style:text-properties fo:color="#373737" loext:opacity="100%" style:font-name="Calibri" fo:font-size="9pt" style:font-size-asian="9pt" style:font-name-complex="Calibri1" style:font-size-complex="9pt"/>
    </style:style>
    <style:style style:name="P6" style:family="paragraph" style:parent-style-name="Normal_20__28_Web_29_">
      <loext:graphic-properties draw:fill="solid" draw:fill-color="#ffffff"/>
      <style:paragraph-properties fo:margin-left="0cm" fo:margin-right="0cm" fo:margin-top="0cm" fo:margin-bottom="0cm" style:contextual-spacing="false" fo:text-indent="0.751cm" style:auto-text-indent="false" fo:background-color="#ffffff">
        <style:tab-stops>
          <style:tab-stop style:position="0.501cm"/>
          <style:tab-stop style:position="1.251cm"/>
          <style:tab-stop style:position="1.501cm"/>
        </style:tab-stops>
      </style:paragraph-properties>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751cm" style:auto-text-indent="false">
        <style:tab-stops>
          <style:tab-stop style:position="0.501cm"/>
          <style:tab-stop style:position="1.251cm"/>
          <style:tab-stop style:position="1.501cm"/>
        </style:tab-stops>
      </style:paragraph-properties>
    </style:style>
    <style:style style:name="P8" style:family="paragraph" style:parent-style-name="Standard" style:list-style-name="WWNum27">
      <style:paragraph-properties fo:margin-left="0cm" fo:margin-right="0cm" fo:margin-top="0cm" fo:margin-bottom="0cm" style:contextual-spacing="false" fo:line-height="100%" fo:text-align="justify" style:justify-single-word="false" fo:text-indent="0.751cm" style:auto-text-indent="false">
        <style:tab-stops>
          <style:tab-stop style:position="0.501cm"/>
          <style:tab-stop style:position="1.251cm"/>
          <style:tab-stop style:position="1.501cm"/>
        </style:tab-stops>
      </style:paragraph-properties>
    </style:style>
    <style:style style:name="P9" style:family="paragraph" style:parent-style-name="Standard" style:list-style-name="WWNum28">
      <style:paragraph-properties fo:margin-left="0cm" fo:margin-right="0cm" fo:margin-top="0cm" fo:margin-bottom="0cm" style:contextual-spacing="false" fo:line-height="100%" fo:text-align="justify" style:justify-single-word="false" fo:text-indent="0.751cm" style:auto-text-indent="false">
        <style:tab-stops>
          <style:tab-stop style:position="0.501cm"/>
          <style:tab-stop style:position="1.251cm"/>
          <style:tab-stop style:position="1.501cm"/>
        </style:tab-stops>
      </style:paragraph-properties>
    </style:style>
    <style:style style:name="P10" style:family="paragraph" style:parent-style-name="Standard" style:list-style-name="WWNum29">
      <style:paragraph-properties fo:margin-left="0cm" fo:margin-right="0cm" fo:margin-top="0cm" fo:margin-bottom="0cm" style:contextual-spacing="false" fo:line-height="100%" fo:text-align="justify" style:justify-single-word="false" fo:text-indent="0.751cm" style:auto-text-indent="false">
        <style:tab-stops>
          <style:tab-stop style:position="0.501cm"/>
          <style:tab-stop style:position="1.251cm"/>
          <style:tab-stop style:position="1.501cm"/>
        </style:tab-stops>
      </style:paragraph-properties>
    </style:style>
    <style:style style:name="P11" style:family="paragraph" style:parent-style-name="Standard" style:list-style-name="WWNum30">
      <style:paragraph-properties fo:margin-left="0cm" fo:margin-right="0cm" fo:margin-top="0cm" fo:margin-bottom="0cm" style:contextual-spacing="false" fo:line-height="100%" fo:text-align="justify" style:justify-single-word="false" fo:text-indent="0.751cm" style:auto-text-indent="false">
        <style:tab-stops>
          <style:tab-stop style:position="0.501cm"/>
          <style:tab-stop style:position="1.251cm"/>
          <style:tab-stop style:position="1.501cm"/>
        </style:tab-stops>
      </style:paragraph-properties>
    </style:style>
    <style:style style:name="P12" style:family="paragraph" style:parent-style-name="Standard" style:list-style-name="WWNum31">
      <style:paragraph-properties fo:margin-left="0cm" fo:margin-right="0cm" fo:margin-top="0cm" fo:margin-bottom="0cm" style:contextual-spacing="false" fo:line-height="100%" fo:text-align="justify" style:justify-single-word="false" fo:text-indent="0.751cm" style:auto-text-indent="false">
        <style:tab-stops>
          <style:tab-stop style:position="0.501cm"/>
          <style:tab-stop style:position="1.251cm"/>
          <style:tab-stop style:position="1.501cm"/>
        </style:tab-stops>
      </style:paragraph-properties>
    </style:style>
    <style:style style:name="P13" style:family="paragraph" style:parent-style-name="Standard" style:list-style-name="WWNum32">
      <loext:graphic-properties draw:fill="solid" draw:fill-color="#ffffff"/>
      <style:paragraph-properties fo:margin-left="0cm" fo:margin-right="0cm" fo:margin-top="0cm" fo:margin-bottom="0cm" style:contextual-spacing="false" fo:line-height="100%" fo:text-align="justify" style:justify-single-word="false" fo:text-indent="0.751cm" style:auto-text-indent="false" fo:background-color="#ffffff">
        <style:tab-stops>
          <style:tab-stop style:position="0.501cm"/>
          <style:tab-stop style:position="1.251cm"/>
          <style:tab-stop style:position="1.501cm"/>
        </style:tab-stops>
      </style:paragraph-properties>
    </style:style>
    <style:style style:name="P14" style:family="paragraph" style:parent-style-name="Standard">
      <style:paragraph-properties fo:margin-left="0cm" fo:margin-right="0cm" fo:margin-top="0cm" fo:margin-bottom="0cm" style:contextual-spacing="false" fo:line-height="100%" fo:text-indent="0.751cm" style:auto-text-indent="false"/>
    </style:style>
    <style:style style:name="P15" style:family="paragraph" style:parent-style-name="Standard">
      <loext:graphic-properties draw:fill="solid" draw:fill-color="#ffffff"/>
      <style:paragraph-properties fo:margin-left="0cm" fo:margin-right="0cm" fo:margin-top="0cm" fo:margin-bottom="0cm" style:contextual-spacing="false" fo:line-height="100%" fo:text-indent="0.751cm" style:auto-text-indent="false" fo:background-color="#ffffff"/>
    </style:style>
    <style:style style:name="P16" style:family="paragraph" style:parent-style-name="Standard" style:list-style-name="WWNum35">
      <loext:graphic-properties draw:fill="solid" draw:fill-color="#ffffff"/>
      <style:paragraph-properties fo:margin-left="0cm" fo:margin-right="0cm" fo:margin-top="0cm" fo:margin-bottom="0cm" style:contextual-spacing="false" fo:line-height="100%" fo:text-indent="0.751cm" style:auto-text-indent="false" fo:background-color="#ffffff"/>
    </style:style>
    <style:style style:name="P17" style:family="paragraph" style:parent-style-name="Standard" style:list-style-name="WWNum36">
      <loext:graphic-properties draw:fill="solid" draw:fill-color="#ffffff"/>
      <style:paragraph-properties fo:margin-left="0cm" fo:margin-right="0cm" fo:margin-top="0cm" fo:margin-bottom="0cm" style:contextual-spacing="false" fo:line-height="100%" fo:text-indent="0.751cm" style:auto-text-indent="false" fo:background-color="#ffffff"/>
    </style:style>
    <style:style style:name="P18" style:family="paragraph" style:parent-style-name="Standard" style:list-style-name="WWNum37">
      <loext:graphic-properties draw:fill="solid" draw:fill-color="#ffffff"/>
      <style:paragraph-properties fo:margin-left="0cm" fo:margin-right="0cm" fo:margin-top="0cm" fo:margin-bottom="0cm" style:contextual-spacing="false" fo:line-height="100%" fo:text-indent="0.751cm" style:auto-text-indent="false" fo:background-color="#ffffff"/>
    </style:style>
    <style:style style:name="P19" style:family="paragraph" style:parent-style-name="Standard" style:list-style-name="WWNum32">
      <loext:graphic-properties draw:fill="solid" draw:fill-color="#ffffff"/>
      <style:paragraph-properties fo:margin-left="0cm" fo:margin-right="0cm" fo:margin-top="0cm" fo:margin-bottom="0cm" style:contextual-spacing="false" fo:line-height="100%" fo:text-indent="0.751cm" style:auto-text-indent="false" fo:background-color="#ffffff">
        <style:tab-stops>
          <style:tab-stop style:position="0.501cm"/>
          <style:tab-stop style:position="1.251cm"/>
          <style:tab-stop style:position="1.501cm"/>
        </style:tab-stops>
      </style:paragraph-properties>
    </style:style>
    <style:style style:name="P20" style:family="paragraph" style:parent-style-name="Standard">
      <style:paragraph-properties fo:margin-left="0cm" fo:margin-right="0cm" fo:margin-top="0cm" fo:margin-bottom="0cm" style:contextual-spacing="false" fo:line-height="100%" fo:text-indent="0.751cm" style:auto-text-indent="false">
        <style:tab-stops>
          <style:tab-stop style:position="0.501cm"/>
          <style:tab-stop style:position="1.251cm"/>
          <style:tab-stop style:position="1.501cm"/>
        </style:tab-stops>
      </style:paragraph-properties>
    </style:style>
    <style:style style:name="P21" style:family="paragraph" style:parent-style-name="Standard">
      <loext:graphic-properties draw:fill="solid" draw:fill-color="#ffffff"/>
      <style:paragraph-properties fo:margin-left="0cm" fo:margin-right="0cm" fo:margin-top="0cm" fo:margin-bottom="0cm" style:contextual-spacing="false" fo:line-height="100%" fo:text-indent="0.751cm" style:auto-text-indent="false" fo:background-color="#ffffff">
        <style:tab-stops>
          <style:tab-stop style:position="0.501cm"/>
          <style:tab-stop style:position="1.251cm"/>
          <style:tab-stop style:position="1.501cm"/>
        </style:tab-stops>
      </style:paragraph-properties>
    </style:style>
    <style:style style:name="P22" style:family="paragraph" style:parent-style-name="Standard" style:list-style-name="WWNum33">
      <loext:graphic-properties draw:fill="solid" draw:fill-color="#ffffff"/>
      <style:paragraph-properties fo:margin-left="0cm" fo:margin-right="0cm" fo:margin-top="0cm" fo:margin-bottom="0cm" style:contextual-spacing="false" fo:line-height="100%" fo:text-indent="0.751cm" style:auto-text-indent="false" fo:background-color="#ffffff" style:vertical-align="baseline"/>
    </style:style>
    <style:style style:name="P23" style:family="paragraph" style:parent-style-name="Standard" style:list-style-name="WWNum34">
      <loext:graphic-properties draw:fill="solid" draw:fill-color="#ffffff"/>
      <style:paragraph-properties fo:margin-left="0cm" fo:margin-right="0cm" fo:margin-top="0cm" fo:margin-bottom="0cm" style:contextual-spacing="false" fo:line-height="100%" fo:text-indent="0.751cm" style:auto-text-indent="false" fo:background-color="#ffffff" style:vertical-align="baseline"/>
    </style:style>
    <style:style style:name="P24" style:family="paragraph" style:parent-style-name="Standard">
      <style:paragraph-properties fo:margin-left="0cm" fo:margin-right="0cm" fo:margin-top="0cm" fo:margin-bottom="0cm" style:contextual-spacing="false" fo:line-height="100%" fo:text-align="center" style:justify-single-word="false" fo:orphans="0" fo:widows="0" fo:text-indent="0.751cm" style:auto-text-indent="false" style:vertical-align="baseline"/>
    </style:style>
    <style:style style:name="P25" style:family="paragraph" style:parent-style-name="Standard">
      <style:paragraph-properties fo:margin-left="0cm" fo:margin-right="0cm" fo:margin-top="0cm" fo:margin-bottom="0cm" style:contextual-spacing="false" fo:line-height="100%" fo:orphans="0" fo:widows="0" fo:text-indent="0.751cm" style:auto-text-indent="false" style:vertical-align="baseline"/>
    </style:style>
    <style:style style:name="P26" style:family="paragraph" style:parent-style-name="Standard">
      <style:paragraph-properties fo:margin-left="0cm" fo:margin-right="0cm" fo:margin-top="0cm" fo:margin-bottom="0cm" style:contextual-spacing="false" fo:line-height="100%" fo:text-indent="0.751cm" style:auto-text-indent="false"/>
      <style:text-properties fo:font-size="9pt" fo:font-weight="bold" style:font-size-asian="9pt" style:font-weight-asian="bold" style:font-name-complex="Calibri1" style:font-size-complex="9pt"/>
    </style:style>
    <style:style style:name="P27" style:family="paragraph" style:parent-style-name="Standard">
      <style:paragraph-properties fo:margin-left="0cm" fo:margin-right="0cm" fo:margin-top="0cm" fo:margin-bottom="0cm" style:contextual-spacing="false" fo:line-height="100%" fo:text-indent="0.751cm" style:auto-text-indent="false"/>
      <style:text-properties fo:font-size="9pt" style:font-name-asian="Times New Roman1" style:font-size-asian="9pt" style:language-asian="ru" style:country-asian="RU" style:font-name-complex="Calibri1" style:font-size-complex="9pt"/>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0.751cm" style:auto-text-indent="false">
        <style:tab-stops>
          <style:tab-stop style:position="0.501cm"/>
          <style:tab-stop style:position="1.251cm"/>
          <style:tab-stop style:position="1.501cm"/>
        </style:tab-stops>
      </style:paragraph-properties>
      <style:text-properties fo:color="#000000" loext:opacity="100%" fo:font-size="9pt" style:font-size-asian="9pt" style:font-name-complex="Calibri1" style:font-size-complex="9pt"/>
    </style:style>
    <style:style style:name="P29" style:family="paragraph" style:parent-style-name="Standard">
      <style:paragraph-properties fo:margin-left="0cm" fo:margin-right="0cm" fo:margin-top="0cm" fo:margin-bottom="0cm" style:contextual-spacing="false" fo:line-height="100%" fo:text-indent="0.751cm" style:auto-text-indent="false">
        <style:tab-stops>
          <style:tab-stop style:position="0.501cm"/>
          <style:tab-stop style:position="1.251cm"/>
          <style:tab-stop style:position="1.501cm"/>
        </style:tab-stops>
      </style:paragraph-properties>
      <style:text-properties fo:color="#000000" loext:opacity="100%" fo:font-size="9pt" fo:font-weight="bold" fo:background-color="#ffffff" style:font-size-asian="9pt" style:font-weight-asian="bold" style:font-name-complex="Calibri1" style:font-size-complex="9pt"/>
    </style:style>
    <style:style style:name="P30" style:family="paragraph" style:parent-style-name="Standard">
      <loext:graphic-properties draw:fill="solid" draw:fill-color="#ffffff"/>
      <style:paragraph-properties fo:margin-left="0cm" fo:margin-right="0cm" fo:margin-top="0cm" fo:margin-bottom="0cm" style:contextual-spacing="false" fo:line-height="100%" fo:text-indent="0.751cm" style:auto-text-indent="false" fo:background-color="#ffffff"/>
      <style:text-properties fo:color="#333333" loext:opacity="100%" fo:font-size="9pt" style:font-name-asian="Times New Roman1" style:font-size-asian="9pt" style:language-asian="ru" style:country-asian="RU" style:font-name-complex="Calibri1" style:font-size-complex="9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0.751cm" style:auto-text-indent="false">
        <style:tab-stops>
          <style:tab-stop style:position="0.501cm"/>
          <style:tab-stop style:position="1.251cm"/>
          <style:tab-stop style:position="1.501cm"/>
        </style:tab-stops>
      </style:paragraph-properties>
      <style:text-properties fo:color="#111111" loext:opacity="100%" fo:font-size="9pt" fo:background-color="#ffffff" style:font-size-asian="9pt" style:font-name-complex="Calibri1" style:font-size-complex="9pt"/>
    </style:style>
    <style:style style:name="P32" style:family="paragraph" style:parent-style-name="Standard">
      <loext:graphic-properties draw:fill="solid" draw:fill-color="#ffffff"/>
      <style:paragraph-properties fo:margin-left="0cm" fo:margin-right="0cm" fo:margin-top="0cm" fo:margin-bottom="0cm" style:contextual-spacing="false" fo:line-height="100%" fo:text-indent="0.751cm" style:auto-text-indent="false" fo:background-color="#ffffff">
        <style:tab-stops>
          <style:tab-stop style:position="0.501cm"/>
          <style:tab-stop style:position="1.251cm"/>
          <style:tab-stop style:position="1.501cm"/>
        </style:tab-stops>
      </style:paragraph-properties>
      <style:text-properties fo:color="#111111" loext:opacity="100%" fo:font-size="9pt" style:font-size-asian="9pt" style:font-name-complex="Calibri1" style:font-size-complex="9pt"/>
    </style:style>
    <style:style style:name="P33" style:family="paragraph" style:parent-style-name="Standard">
      <loext:graphic-properties draw:fill="solid" draw:fill-color="#ffffff"/>
      <style:paragraph-properties fo:margin-left="0cm" fo:margin-right="0cm" fo:margin-top="0cm" fo:margin-bottom="0cm" style:contextual-spacing="false" fo:line-height="100%" fo:text-indent="0.751cm" style:auto-text-indent="false" fo:background-color="#ffffff">
        <style:tab-stops>
          <style:tab-stop style:position="0.501cm"/>
          <style:tab-stop style:position="1.501cm"/>
        </style:tab-stops>
      </style:paragraph-properties>
      <style:text-properties fo:color="#212529" loext:opacity="100%" fo:font-size="9pt" style:font-name-asian="Times New Roman1" style:font-size-asian="9pt" style:language-asian="ru" style:country-asian="RU" style:font-name-complex="Calibri1" style:font-size-complex="9pt"/>
    </style:style>
    <style:style style:name="P34" style:family="paragraph" style:parent-style-name="Обычный1">
      <style:paragraph-properties fo:margin-left="0cm" fo:margin-right="0cm" fo:line-height="100%" fo:text-align="justify" style:justify-single-word="false" fo:text-indent="0.751cm" style:auto-text-indent="false">
        <style:tab-stops>
          <style:tab-stop style:position="0.501cm"/>
          <style:tab-stop style:position="1.251cm"/>
          <style:tab-stop style:position="1.501cm"/>
        </style:tab-stops>
      </style:paragraph-properties>
    </style:style>
    <style:style style:name="P35" style:family="paragraph" style:parent-style-name="Обычный1" style:list-style-name="WWNum11">
      <style:paragraph-properties fo:margin-left="0cm" fo:margin-right="0cm" fo:line-height="100%" fo:text-align="justify" style:justify-single-word="false" fo:text-indent="0.751cm" style:auto-text-indent="false">
        <style:tab-stops>
          <style:tab-stop style:position="0.501cm"/>
          <style:tab-stop style:position="1.251cm"/>
          <style:tab-stop style:position="1.501cm"/>
        </style:tab-stops>
      </style:paragraph-properties>
    </style:style>
    <style:style style:name="P36" style:family="paragraph" style:parent-style-name="Обычный1">
      <loext:graphic-properties draw:fill="solid" draw:fill-color="#ffffff"/>
      <style:paragraph-properties fo:margin-left="0cm" fo:margin-right="0cm" fo:line-height="100%" fo:text-align="justify" style:justify-single-word="false" fo:text-indent="0.751cm" style:auto-text-indent="false" fo:background-color="#ffffff">
        <style:tab-stops>
          <style:tab-stop style:position="0.501cm"/>
          <style:tab-stop style:position="1.251cm"/>
          <style:tab-stop style:position="1.501cm"/>
        </style:tab-stops>
      </style:paragraph-properties>
    </style:style>
    <style:style style:name="P37" style:family="paragraph" style:parent-style-name="Обычный1">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38" style:family="paragraph" style:parent-style-name="Обычный1" style:list-style-name="WWNum10">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39" style:family="paragraph" style:parent-style-name="Обычный1" style:list-style-name="WWNum12">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40" style:family="paragraph" style:parent-style-name="Обычный1" style:list-style-name="WWNum25">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41" style:family="paragraph" style:parent-style-name="Обычный1" style:list-style-name="WWNum21">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42" style:family="paragraph" style:parent-style-name="Обычный1" style:list-style-name="WWNum20">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43" style:family="paragraph" style:parent-style-name="Обычный1" style:list-style-name="WWNum24">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44" style:family="paragraph" style:parent-style-name="Обычный1" style:list-style-name="WWNum22">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45" style:family="paragraph" style:parent-style-name="Обычный1" style:list-style-name="WWNum14">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46" style:family="paragraph" style:parent-style-name="Обычный1" style:list-style-name="WWNum15">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47" style:family="paragraph" style:parent-style-name="Обычный1" style:list-style-name="WWNum16">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48" style:family="paragraph" style:parent-style-name="Обычный1" style:list-style-name="WWNum17">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49" style:family="paragraph" style:parent-style-name="Обычный1" style:list-style-name="WWNum18">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50" style:family="paragraph" style:parent-style-name="Обычный1" style:list-style-name="WWNum19">
      <style:paragraph-properties fo:margin-left="0cm" fo:margin-right="0cm" fo:line-height="100%" fo:text-indent="0.751cm" style:auto-text-indent="false">
        <style:tab-stops>
          <style:tab-stop style:position="0.501cm"/>
          <style:tab-stop style:position="1.251cm"/>
          <style:tab-stop style:position="1.501cm"/>
        </style:tab-stops>
      </style:paragraph-properties>
    </style:style>
    <style:style style:name="P51" style:family="paragraph" style:parent-style-name="Обычный1">
      <style:paragraph-properties fo:margin-left="0cm" fo:margin-right="0cm" fo:line-height="100%" fo:orphans="0" fo:widows="0" fo:text-indent="0.751cm" style:auto-text-indent="false">
        <style:tab-stops>
          <style:tab-stop style:position="0.501cm"/>
          <style:tab-stop style:position="1.251cm"/>
          <style:tab-stop style:position="1.501cm"/>
        </style:tab-stops>
      </style:paragraph-properties>
    </style:style>
    <style:style style:name="P52" style:family="paragraph" style:parent-style-name="Обычный1">
      <style:paragraph-properties fo:margin-left="0cm" fo:margin-right="0cm" fo:line-height="100%" fo:text-align="justify" style:justify-single-word="false" fo:text-indent="0.751cm" style:auto-text-indent="false">
        <style:tab-stops>
          <style:tab-stop style:position="0.501cm"/>
          <style:tab-stop style:position="1.251cm"/>
          <style:tab-stop style:position="1.501cm"/>
        </style:tab-stops>
      </style:paragraph-properties>
      <style:text-properties style:font-name="Calibri" fo:font-size="9pt" style:font-size-asian="9pt" style:font-name-complex="Calibri1" style:font-size-complex="9pt"/>
    </style:style>
    <style:style style:name="P53" style:family="paragraph" style:parent-style-name="Обычный1">
      <style:paragraph-properties fo:margin-left="0cm" fo:margin-right="0cm" fo:line-height="100%" fo:text-indent="0.751cm" style:auto-text-indent="false">
        <style:tab-stops>
          <style:tab-stop style:position="0.501cm"/>
          <style:tab-stop style:position="1.251cm"/>
          <style:tab-stop style:position="1.501cm"/>
        </style:tab-stops>
      </style:paragraph-properties>
      <style:text-properties style:font-name="Calibri" fo:font-size="9pt" style:font-size-asian="9pt" style:font-name-complex="Calibri1" style:font-size-complex="9pt"/>
    </style:style>
    <style:style style:name="P54" style:family="paragraph" style:parent-style-name="Обычный1">
      <style:paragraph-properties fo:margin-left="0cm" fo:margin-right="0cm" fo:line-height="100%" fo:text-indent="0.751cm" style:auto-text-indent="false">
        <style:tab-stops>
          <style:tab-stop style:position="0.501cm"/>
          <style:tab-stop style:position="1.251cm"/>
          <style:tab-stop style:position="1.501cm"/>
        </style:tab-stops>
      </style:paragraph-properties>
      <style:text-properties style:font-name="Calibri" fo:font-size="9pt" style:font-size-asian="9pt" style:font-name-complex="Calibri1" style:font-size-complex="9pt" fo:background-color="#ffffff"/>
    </style:style>
    <style:style style:name="P55" style:family="paragraph" style:parent-style-name="Обычный1">
      <style:paragraph-properties fo:margin-left="0cm" fo:margin-right="0cm" fo:line-height="100%" fo:text-indent="0.751cm" style:auto-text-indent="false">
        <style:tab-stops>
          <style:tab-stop style:position="0.501cm"/>
          <style:tab-stop style:position="1.251cm"/>
          <style:tab-stop style:position="1.501cm"/>
        </style:tab-stops>
      </style:paragraph-properties>
      <style:text-properties style:font-name="Calibri" fo:font-size="9pt" fo:font-weight="bold" style:font-size-asian="9pt" style:font-weight-asian="bold" style:font-name-complex="Calibri1" style:font-size-complex="9pt"/>
    </style:style>
    <style:style style:name="P56" style:family="paragraph" style:parent-style-name="Обычный1">
      <style:paragraph-properties fo:margin-left="0cm" fo:margin-right="0cm" fo:line-height="100%" fo:text-align="justify" style:justify-single-word="false" fo:text-indent="0.751cm" style:auto-text-indent="false">
        <style:tab-stops>
          <style:tab-stop style:position="0.501cm"/>
          <style:tab-stop style:position="1.251cm"/>
          <style:tab-stop style:position="1.501cm"/>
        </style:tab-stops>
      </style:paragraph-properties>
      <style:text-properties fo:color="#2b3238" loext:opacity="100%" style:font-name="Calibri" fo:font-size="9pt" style:font-size-asian="9pt" style:font-name-complex="Calibri1" style:font-size-complex="9pt" fo:background-color="#ffffff"/>
    </style:style>
    <style:style style:name="P57" style:family="paragraph" style:parent-style-name="Обычный1">
      <style:paragraph-properties fo:margin-left="0cm" fo:margin-right="0cm" fo:line-height="100%" fo:text-indent="0.751cm" style:auto-text-indent="false">
        <style:tab-stops>
          <style:tab-stop style:position="0.501cm"/>
          <style:tab-stop style:position="1.251cm"/>
          <style:tab-stop style:position="1.501cm"/>
        </style:tab-stops>
      </style:paragraph-properties>
      <style:text-properties fo:color="#333333" loext:opacity="100%" style:font-name="Calibri" fo:font-size="9pt" style:font-size-asian="9pt" style:font-name-complex="Calibri1" style:font-size-complex="9pt" fo:background-color="#ffffff"/>
    </style:style>
    <style:style style:name="P58" style:family="paragraph" style:parent-style-name="Обычный1">
      <style:paragraph-properties fo:margin-left="0cm" fo:margin-right="0cm" fo:line-height="100%" fo:text-indent="0.751cm" style:auto-text-indent="false">
        <style:tab-stops>
          <style:tab-stop style:position="0.501cm"/>
          <style:tab-stop style:position="1.251cm"/>
          <style:tab-stop style:position="1.501cm"/>
        </style:tab-stops>
      </style:paragraph-properties>
      <style:text-properties fo:color="#333333" loext:opacity="100%" style:font-name="Calibri" fo:font-size="9pt" style:font-size-asian="9pt" style:font-name-complex="Calibri1" style:font-size-complex="9pt"/>
    </style:style>
    <style:style style:name="P59" style:family="paragraph" style:parent-style-name="Обычный1">
      <style:paragraph-properties fo:margin-left="0cm" fo:margin-right="0cm" fo:line-height="100%" fo:text-indent="0.751cm" style:auto-text-indent="false">
        <style:tab-stops>
          <style:tab-stop style:position="0.501cm"/>
          <style:tab-stop style:position="1.251cm"/>
          <style:tab-stop style:position="1.501cm"/>
        </style:tab-stops>
      </style:paragraph-properties>
      <style:text-properties fo:color="#333333" loext:opacity="100%" style:font-name="Calibri" fo:font-size="9pt" fo:font-weight="bold" style:font-size-asian="9pt" style:font-weight-asian="bold" style:font-name-complex="Calibri1" style:font-size-complex="9pt" fo:background-color="#ffffff"/>
    </style:style>
    <style:style style:name="P60" style:family="paragraph" style:parent-style-name="Обычный1">
      <style:paragraph-properties fo:margin-left="0cm" fo:margin-right="0cm" fo:line-height="100%" fo:text-indent="0.751cm" style:auto-text-indent="false">
        <style:tab-stops>
          <style:tab-stop style:position="0.501cm"/>
          <style:tab-stop style:position="1.251cm"/>
          <style:tab-stop style:position="1.501cm"/>
        </style:tab-stops>
      </style:paragraph-properties>
      <style:text-properties fo:color="#111111" loext:opacity="100%" style:font-name="Calibri" fo:font-size="9pt" style:font-size-asian="9pt" style:font-name-complex="Calibri1" style:font-size-complex="9pt" fo:background-color="#ffffff"/>
    </style:style>
    <style:style style:name="T1" style:family="text">
      <style:text-properties style:font-name="Calibri" fo:font-size="9pt" loext:char-shading-value="0" style:font-size-asian="9pt" style:font-name-complex="Calibri1" style:font-size-complex="9pt" fo:background-color="#ffff00"/>
    </style:style>
    <style:style style:name="T2" style:family="text">
      <style:text-properties style:font-name="Calibri" fo:font-size="9pt" fo:background-color="#ffffff" loext:char-shading-value="0" style:font-size-asian="9pt" style:font-name-complex="Calibri1" style:font-size-complex="9pt"/>
    </style:style>
    <style:style style:name="T3" style:family="text">
      <style:text-properties style:font-name="Calibri" fo:font-size="9pt" style:font-size-asian="9pt" style:font-name-complex="Calibri1" style:font-size-complex="9pt"/>
    </style:style>
    <style:style style:name="T4" style:family="text">
      <style:text-properties style:font-name="Calibri" fo:font-size="9pt" style:font-size-asian="9pt" style:font-name-complex="Calibri1" style:font-size-complex="9pt" fo:background-color="#ffffff"/>
    </style:style>
    <style:style style:name="T5" style:family="text">
      <style:text-properties style:font-name="Calibri" fo:font-size="9pt" style:font-size-asian="9pt" style:font-name-complex="Calibri1" style:font-size-complex="9pt" fo:background-color="#ffff00"/>
    </style:style>
    <style:style style:name="T6" style:family="text">
      <style:text-properties style:font-name="Calibri" fo:font-size="9pt" fo:font-weight="bold" style:font-size-asian="9pt" style:font-weight-asian="bold" style:font-name-complex="Calibri1" style:font-size-complex="9pt"/>
    </style:style>
    <style:style style:name="T7" style:family="text">
      <style:text-properties style:font-name="Calibri" fo:font-size="9pt" fo:font-weight="bold" style:font-size-asian="9pt" style:font-weight-asian="bold" style:font-name-complex="Calibri1" style:font-size-complex="9pt" fo:background-color="#ffffff"/>
    </style:style>
    <style:style style:name="T8" style:family="text">
      <style:text-properties style:font-name="Calibri" fo:font-size="9pt" fo:language="en" fo:country="US" style:font-size-asian="9pt" style:font-name-complex="Calibri1" style:font-size-complex="9pt"/>
    </style:style>
    <style:style style:name="T9" style:family="text">
      <style:text-properties style:font-name="Calibri" fo:font-size="9pt" fo:language="en" fo:country="US" style:font-size-asian="9pt" style:font-name-complex="Calibri1" style:font-size-complex="9pt" fo:background-color="#ffffff"/>
    </style:style>
    <style:style style:name="T10" style:family="text">
      <style:text-properties style:font-name="Calibri" fo:font-size="9pt" fo:language="en" fo:country="US" loext:char-shading-value="0" style:font-size-asian="9pt" style:font-name-complex="Calibri1" style:font-size-complex="9pt" fo:background-color="#ffff00"/>
    </style:style>
    <style:style style:name="T11" style:family="text">
      <style:text-properties style:font-name="Calibri" fo:font-size="9pt" fo:language="en" fo:country="US" fo:background-color="#ffffff" loext:char-shading-value="0" style:font-size-asian="9pt" style:font-name-complex="Calibri1" style:font-size-complex="9pt"/>
    </style:style>
    <style:style style:name="T12" style:family="text">
      <style:text-properties style:font-name="Calibri" fo:font-size="9pt" fo:language="en" fo:country="US" fo:font-weight="bold" style:font-size-asian="9pt" style:font-weight-asian="bold" style:font-name-complex="Calibri1" style:font-size-complex="9pt"/>
    </style:style>
    <style:style style:name="T13" style:family="text">
      <style:text-properties style:font-name="Calibri" fo:font-size="9pt" style:text-underline-style="solid" style:text-underline-width="auto" style:text-underline-color="font-color" style:font-size-asian="9pt" style:font-name-complex="Calibri1" style:font-size-complex="9pt"/>
    </style:style>
    <style:style style:name="T14" style:family="text">
      <style:text-properties fo:color="#2b3238" loext:opacity="100%" style:font-name="Calibri" fo:font-size="9pt" style:font-size-asian="9pt" style:font-name-complex="Calibri1" style:font-size-complex="9pt" fo:background-color="#ffffff"/>
    </style:style>
    <style:style style:name="T15" style:family="text">
      <style:text-properties fo:color="#333333" loext:opacity="100%" style:font-name="Calibri" fo:font-size="9pt" style:font-size-asian="9pt" style:font-name-complex="Calibri1" style:font-size-complex="9pt" fo:background-color="#ffffff"/>
    </style:style>
    <style:style style:name="T16" style:family="text">
      <style:text-properties fo:color="#333333" loext:opacity="100%" style:font-name="Calibri" fo:font-size="9pt" style:font-size-asian="9pt" style:font-name-complex="Calibri1" style:font-size-complex="9pt"/>
    </style:style>
    <style:style style:name="T17" style:family="text">
      <style:text-properties fo:color="#333333" loext:opacity="100%" style:font-name="Calibri" fo:font-size="9pt" style:text-underline-style="solid" style:text-underline-width="auto" style:text-underline-color="font-color" style:font-size-asian="9pt" style:font-name-complex="Calibri1" style:font-size-complex="9pt" fo:background-color="#ffffff"/>
    </style:style>
    <style:style style:name="T18" style:family="text">
      <style:text-properties fo:color="#333333" loext:opacity="100%" style:font-name="Calibri" fo:font-size="9pt" fo:font-weight="bold" style:font-size-asian="9pt" style:font-weight-asian="bold" style:font-name-complex="Calibri1" style:font-size-complex="9pt" fo:background-color="#ffffff"/>
    </style:style>
    <style:style style:name="T19" style:family="text">
      <style:text-properties fo:color="#333333" loext:opacity="100%" style:font-name="Calibri" fo:font-size="9pt" fo:font-weight="bold" style:font-size-asian="9pt" style:font-weight-asian="bold" style:font-name-complex="Calibri1" style:font-size-complex="9pt"/>
    </style:style>
    <style:style style:name="T20" style:family="text">
      <style:text-properties fo:color="#333333" loext:opacity="100%" style:font-name="Calibri" fo:font-size="9pt" fo:language="en" fo:country="US" fo:font-weight="bold" style:font-size-asian="9pt" style:font-weight-asian="bold" style:font-name-complex="Calibri1" style:font-size-complex="9pt" fo:background-color="#ffffff"/>
    </style:style>
    <style:style style:name="T21" style:family="text">
      <style:text-properties fo:color="#333333" loext:opacity="100%" style:font-name="Calibri" fo:font-size="9pt" fo:language="en" fo:country="US" style:font-size-asian="9pt" style:font-name-complex="Calibri1" style:font-size-complex="9pt"/>
    </style:style>
    <style:style style:name="T22" style:family="text">
      <style:text-properties fo:color="#333333" loext:opacity="100%" style:font-name="Calibri" fo:font-size="9pt" fo:language="en" fo:country="US" fo:background-color="#f9f9f9" loext:char-shading-value="0" style:font-name-asian="Courier New1" style:font-size-asian="9pt" style:font-name-complex="Calibri1" style:font-size-complex="9pt"/>
    </style:style>
    <style:style style:name="T23" style:family="text">
      <style:text-properties fo:color="#333333" loext:opacity="100%" style:font-name="Calibri" fo:font-size="9pt" fo:font-style="italic" style:font-size-asian="9pt" style:font-style-asian="italic" style:font-name-complex="Calibri1" style:font-size-complex="9pt"/>
    </style:style>
    <style:style style:name="T24" style:family="text">
      <style:text-properties fo:color="#333333" loext:opacity="100%" style:font-name="Calibri" fo:font-size="9pt" fo:background-color="#f9f9f9" loext:char-shading-value="0" style:font-name-asian="Courier New1" style:font-size-asian="9pt" style:font-name-complex="Calibri1" style:font-size-complex="9pt"/>
    </style:style>
    <style:style style:name="T25" style:family="text">
      <style:text-properties fo:color="#333333" loext:opacity="100%" fo:font-size="9pt" style:font-name-asian="Times New Roman1" style:font-size-asian="9pt" style:language-asian="ru" style:country-asian="RU" style:font-name-complex="Calibri1" style:font-size-complex="9pt"/>
    </style:style>
    <style:style style:name="T26" style:family="text">
      <style:text-properties fo:color="#333333" loext:opacity="100%" fo:font-size="9pt" fo:font-weight="bold" style:font-name-asian="Times New Roman1" style:font-size-asian="9pt" style:language-asian="ru" style:country-asian="RU" style:font-weight-asian="bold" style:font-name-complex="Calibri1" style:font-size-complex="9pt" style:font-weight-complex="bold"/>
    </style:style>
    <style:style style:name="T27" style:family="text">
      <style:text-properties fo:color="#333333" loext:opacity="100%" fo:font-size="9pt" fo:language="en" fo:country="US" style:font-name-asian="Times New Roman1" style:font-size-asian="9pt" style:language-asian="ru" style:country-asian="RU" style:font-name-complex="Calibri1" style:font-size-complex="9pt"/>
    </style:style>
    <style:style style:name="T28" style:family="text">
      <style:text-properties fo:color="#000000" loext:opacity="100%" fo:font-size="9pt" style:font-size-asian="9pt" style:font-name-complex="Calibri1" style:font-size-complex="9pt"/>
    </style:style>
    <style:style style:name="T29" style:family="text">
      <style:text-properties fo:color="#000000" loext:opacity="100%" fo:font-size="9pt" fo:language="en" fo:country="US" style:font-size-asian="9pt" style:font-name-complex="Calibri1" style:font-size-complex="9pt"/>
    </style:style>
    <style:style style:name="T30" style:family="text">
      <style:text-properties fo:color="#000000" loext:opacity="100%" fo:font-size="9pt" fo:language="en" fo:country="US" style:font-size-asian="9pt" style:font-name-complex="Calibri1" style:font-size-complex="9pt" loext:padding="0cm" loext:border="none" loext:shadow="none"/>
    </style:style>
    <style:style style:name="T31" style:family="text">
      <style:text-properties fo:color="#000000" loext:opacity="100%" fo:font-size="9pt" fo:language="en" fo:country="US" fo:font-weight="bold" loext:char-shading-value="0" style:font-size-asian="9pt" style:font-weight-asian="bold" style:font-name-complex="Calibri1" style:font-size-complex="9pt" fo:background-color="#ffff00"/>
    </style:style>
    <style:style style:name="T32" style:family="text">
      <style:text-properties fo:color="#000000" loext:opacity="100%" fo:font-size="9pt" style:font-name-asian="Times New Roman1" style:font-size-asian="9pt" style:language-asian="ru" style:country-asian="RU" style:font-name-complex="Calibri1" style:font-size-complex="9pt"/>
    </style:style>
    <style:style style:name="T33" style:family="text">
      <style:text-properties fo:color="#000000" loext:opacity="100%" fo:font-size="9pt" fo:font-weight="bold" fo:background-color="#ffffff" loext:char-shading-value="0" style:font-size-asian="9pt" style:font-weight-asian="bold" style:font-name-complex="Calibri1" style:font-size-complex="9pt"/>
    </style:style>
    <style:style style:name="T34" style:family="text">
      <style:text-properties fo:color="#000000" loext:opacity="100%" fo:font-size="9pt" fo:font-weight="bold" loext:char-shading-value="0" style:font-size-asian="9pt" style:font-weight-asian="bold" style:font-name-complex="Calibri1" style:font-size-complex="9pt" fo:background-color="#ffff00"/>
    </style:style>
    <style:style style:name="T35" style:family="text">
      <style:text-properties fo:color="#000000" loext:opacity="100%" style:font-name="Calibri" fo:font-size="9pt" style:text-underline-style="solid" style:text-underline-width="auto" style:text-underline-color="font-color" style:font-size-asian="9pt" style:font-name-complex="Calibri1" style:font-size-complex="9pt"/>
    </style:style>
    <style:style style:name="T36" style:family="text">
      <style:text-properties fo:color="#000000" loext:opacity="100%" style:font-name="Calibri" fo:font-size="9pt" style:font-size-asian="9pt" style:font-name-complex="Calibri1" style:font-size-complex="9pt"/>
    </style:style>
    <style:style style:name="T37" style:family="text">
      <style:text-properties fo:color="#000000" loext:opacity="100%" style:font-name="Calibri" fo:font-size="9pt" style:font-size-asian="9pt" style:font-name-complex="Calibri1" style:font-size-complex="9pt" loext:padding="0cm" loext:border="none" loext:shadow="none"/>
    </style:style>
    <style:style style:name="T38" style:family="text">
      <style:text-properties fo:color="#000000" loext:opacity="100%" style:font-name="Calibri" fo:font-size="9pt" style:font-size-asian="9pt" style:font-name-complex="Calibri1" style:font-size-complex="9pt" loext:padding="0cm" loext:border="none" loext:shadow="none"/>
    </style:style>
    <style:style style:name="T39" style:family="text">
      <style:text-properties fo:font-size="9pt" fo:font-weight="bold" style:font-size-asian="9pt" style:font-weight-asian="bold" style:font-name-complex="Calibri1" style:font-size-complex="9pt"/>
    </style:style>
    <style:style style:name="T40" style:family="text">
      <style:text-properties fo:font-size="9pt" style:font-name-asian="Times New Roman1" style:font-size-asian="9pt" style:language-asian="ru" style:country-asian="RU" style:font-name-complex="Calibri1" style:font-size-complex="9pt"/>
    </style:style>
    <style:style style:name="T41" style:family="text">
      <style:text-properties fo:font-size="9pt" style:font-size-asian="9pt" style:font-name-complex="Calibri1" style:font-size-complex="9pt"/>
    </style:style>
    <style:style style:name="T42" style:family="text">
      <style:text-properties fo:color="#2f5496" loext:opacity="100%" fo:font-size="9pt" fo:font-weight="bold" style:font-name-asian="Times New Roman1" style:font-size-asian="9pt" style:language-asian="ru" style:country-asian="RU" style:font-weight-asian="bold" style:font-name-complex="Calibri1" style:font-size-complex="9pt" style:font-weight-complex="bold" fo:background-color="#ffff00"/>
    </style:style>
    <style:style style:name="T43" style:family="text">
      <style:text-properties fo:color="#2f5496" loext:opacity="100%" fo:font-size="9pt" style:font-name-asian="Times New Roman1" style:font-size-asian="9pt" style:language-asian="ru" style:country-asian="RU" style:font-name-complex="Calibri1" style:font-size-complex="9pt"/>
    </style:style>
    <style:style style:name="T44" style:family="text">
      <style:text-properties fo:color="#121f41" loext:opacity="100%" style:font-name="Calibri" fo:font-size="9pt" style:font-size-asian="9pt" style:font-name-complex="Calibri1" style:font-size-complex="9pt" fo:background-color="#ffffff"/>
    </style:style>
    <style:style style:name="T45" style:family="text">
      <style:text-properties fo:color="#111111" loext:opacity="100%" style:font-name="Calibri" fo:font-size="9pt" style:font-size-asian="9pt" style:font-name-complex="Calibri1" style:font-size-complex="9pt" fo:background-color="#ffffff"/>
    </style:style>
    <style:style style:name="T46" style:family="text">
      <style:text-properties fo:color="#111111" loext:opacity="100%" style:font-name="Calibri" fo:font-size="9pt" fo:font-style="italic" style:font-size-asian="9pt" style:font-style-asian="italic" style:font-name-complex="Calibri1" style:font-size-complex="9pt" fo:background-color="#ffffff"/>
    </style:style>
    <style:style style:name="T47" style:family="text">
      <style:text-properties fo:color="#111111" loext:opacity="100%" fo:font-size="9pt" fo:background-color="#ffffff" loext:char-shading-value="0" style:font-size-asian="9pt" style:font-name-complex="Calibri1" style:font-size-complex="9pt"/>
    </style:style>
    <style:style style:name="T48" style:family="text">
      <style:text-properties fo:color="#111111" loext:opacity="100%" fo:font-size="9pt" style:font-size-asian="9pt" style:font-name-complex="Calibri1" style:font-size-complex="9pt"/>
    </style:style>
    <style:style style:name="T49" style:family="text">
      <style:text-properties fo:color="#212529" loext:opacity="100%" fo:font-size="9pt" fo:font-weight="bold" style:font-name-asian="Times New Roman1" style:font-size-asian="9pt" style:language-asian="ru" style:country-asian="RU" style:font-weight-asian="bold" style:font-name-complex="Calibri1" style:font-size-complex="9pt" style:font-weight-complex="bold"/>
    </style:style>
    <style:style style:name="T50" style:family="text">
      <style:text-properties fo:color="#212529" loext:opacity="100%" fo:font-size="9pt" style:font-name-asian="Times New Roman1" style:font-size-asian="9pt" style:language-asian="ru" style:country-asian="RU" style:font-name-complex="Calibri1" style:font-size-complex="9pt"/>
    </style:style>
    <style:style style:name="T51" style:family="text">
      <style:text-properties fo:color="#212529" loext:opacity="100%" style:font-name="Calibri" fo:font-size="9pt" style:font-size-asian="9pt" style:font-name-complex="Calibri1" style:font-size-complex="9pt"/>
    </style:style>
    <style:style style:name="T52" style:family="text">
      <style:text-properties fo:color="#ff0000" loext:opacity="100%" fo:font-size="9pt" style:font-name-asian="Times New Roman1" style:font-size-asian="9pt" style:language-asian="ru" style:country-asian="RU" style:font-name-complex="Calibri1" style:font-size-complex="9pt"/>
    </style:style>
    <style:style style:name="T53" style:family="text">
      <style:text-properties fo:color="#191c1f" loext:opacity="100%" style:font-name="Calibri" fo:font-size="9pt" style:font-size-asian="9pt" style:font-name-complex="Calibri1" style:font-size-complex="9pt" fo:background-color="#ffffff"/>
    </style:style>
    <style:style style:name="T54" style:family="text">
      <style:text-properties fo:color="#191c1f" loext:opacity="100%" style:font-name="Calibri" fo:font-size="9pt" style:font-size-asian="9pt" style:font-name-complex="Calibri1" style:font-size-complex="9pt"/>
    </style:style>
    <style:style style:name="T55" style:family="text">
      <style:text-properties fo:color="#191c1f" loext:opacity="100%" style:font-name="Calibri" fo:font-size="9pt" fo:font-weight="bold" style:font-size-asian="9pt" style:font-weight-asian="bold" style:font-name-complex="Calibri1" style:font-size-complex="9pt"/>
    </style:style>
    <style:style style:name="T56" style:family="text">
      <style:text-properties fo:color="#202124" loext:opacity="100%" style:font-name="Calibri" fo:font-size="9pt" style:font-size-asian="9pt" style:font-name-complex="Calibri1" style:font-size-complex="9pt"/>
    </style:style>
    <style:style style:name="T57" style:family="text">
      <style:text-properties fo:color="#548eaa" loext:opacity="100%" fo:font-size="9pt" style:font-size-asian="9pt" style:font-name-complex="Calibri1" style:font-size-complex="9pt"/>
    </style:style>
    <style:style style:name="T58" style:family="text">
      <style:text-properties fo:color="#1b1f22" loext:opacity="100%" style:font-name="Calibri" fo:font-size="9pt" style:font-size-asian="9pt" style:font-name-complex="Calibri1" style:font-size-complex="9pt"/>
    </style:style>
    <style:style style:name="T59" style:family="text">
      <style:text-properties fo:color="#373737" loext:opacity="100%" style:font-name="Calibri" fo:font-size="9pt" style:font-size-asian="9pt" style:font-name-complex="Calibri1" style:font-size-complex="9pt"/>
    </style:style>
    <style:style style:name="T60" style:family="text">
      <style:text-properties fo:color="#373737" loext:opacity="100%" style:font-name="Calibri" fo:font-size="9pt" style:font-name-asian="F" style:font-size-asian="9pt" style:font-name-complex="Calibri1" style:font-size-complex="9pt" loext:padding="0cm" loext:border="none" loext:shadow="none"/>
    </style:style>
    <style:style style:name="T61" style:family="text">
      <style:text-properties fo:color="#373737" loext:opacity="100%" fo:font-size="9pt" style:font-size-asian="9pt" style:font-name-complex="Calibri1" style:font-size-complex="9pt"/>
    </style:style>
    <style:style style:name="T62" style:family="text">
      <style:text-properties fo:color="#337ab7" loext:opacity="100%" style:font-name="Calibri" fo:font-size="9pt" style:font-size-asian="9pt" style:font-name-complex="Calibri1" style:font-size-complex="9pt" loext:padding="0cm" loext:border="none" loext: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Что такое Maven? Для чего он нужен? Как добавлять в проект библиотеки без него?</text:span><text:span text:style-name="T2"/></text:h>
      <text:p text:style-name="P34"><text:span text:style-name="T3">Maven – это средство для управления и сборки проектов. Он позволяет разработчикам полностью управлять жизненным циклом проекта. </text:span><text:span text:style-name="T3"/></text:p>
      <text:p text:style-name="P34"><text:span text:style-name="T3">В случае, когда над проектом работает несколько команд разработчиков, Maven позволяет работать в соответствии с определенными стандартами.</text:span><text:span text:style-name="T3"/></text:p>
      <text:p text:style-name="P34"><text:span text:style-name="T3">Основной целью Maven является предоставление разработчику:</text:span><text:span text:style-name="T3"/></text:p>
      <text:list text:style-name="WWNum11">
        <text:list-item>
          <text:p text:style-name="P35"><text:span text:style-name="T3">Понятной модели для проектов, которая может быть использована повторно и была бы проста в поддержании.</text:span><text:span text:style-name="T3"/></text:p>
        </text:list-item>
        <text:list-item>
          <text:p text:style-name="P35"><text:span text:style-name="T3">Плагины, которые могут взаимодействовать с этой моделью.</text:span><text:span text:style-name="T3"/></text:p>
        </text:list-item>
      </text:list>
      <text:p text:style-name="P52"/>
      <text:p text:style-name="P34"><text:span text:style-name="T3">Структура и содержание проекта Maven указывается в специальном xml-файле, который называется Project Object Model (POM), который является базовым модулем всей системы. </text:span><text:span text:style-name="T3"/></text:p>
      <text:p text:style-name="P34"><text:span text:style-name="T3">Разработчики не обязаны указывать каждую деталь. Maven обеспечивает поведение проекта по умолчанию. Когда мы создаём проект с использованием этой технологии, то Maven создаёт базовую структуру проекта. Разработчики несут ответственность только за соответствующее размещение файлов.</text:span><text:span text:style-name="T3"/></text:p>
      <text:p text:style-name="P53"/>
      <text:p text:style-name="P37"><text:span text:style-name="T3">В таблице указано, как по-умолчанию расположены файлы в проекте:</text:span><text:span text:style-name="T3"/></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51"><text:span text:style-name="T3">исходный код</text:span><text:span text:style-name="T3"/></text:p>
          </table:table-cell>
          <table:table-cell table:style-name="Таблица1.A1" office:value-type="string">
            <text:p text:style-name="P51"><text:span text:style-name="T3">/src/main/java</text:span><text:span text:style-name="T3"/></text:p>
          </table:table-cell>
        </table:table-row>
        <table:table-row table:style-name="Таблица1.2">
          <table:table-cell table:style-name="Таблица1.A1" office:value-type="string">
            <text:p text:style-name="P51"><text:span text:style-name="T3">Ресурсы</text:span><text:span text:style-name="T3"/></text:p>
          </table:table-cell>
          <table:table-cell table:style-name="Таблица1.A1" office:value-type="string">
            <text:p text:style-name="P51"><text:span text:style-name="T3">/src/main/resources</text:span><text:span text:style-name="T3"/></text:p>
          </table:table-cell>
        </table:table-row>
        <table:table-row table:style-name="Таблица1.3">
          <table:table-cell table:style-name="Таблица1.A1" office:value-type="string">
            <text:p text:style-name="P51"><text:span text:style-name="T3">Тесты</text:span><text:span text:style-name="T3"/></text:p>
          </table:table-cell>
          <table:table-cell table:style-name="Таблица1.A1" office:value-type="string">
            <text:p text:style-name="P51"><text:span text:style-name="T3">/src/test</text:span><text:span text:style-name="T3"/></text:p>
          </table:table-cell>
        </table:table-row>
        <table:table-row table:style-name="Таблица1.3">
          <table:table-cell table:style-name="Таблица1.A1" office:value-type="string">
            <text:p text:style-name="P51"><text:span text:style-name="T3">Дистрибутив JAR</text:span><text:span text:style-name="T3"/></text:p>
          </table:table-cell>
          <table:table-cell table:style-name="Таблица1.A1" office:value-type="string">
            <text:p text:style-name="P51"><text:span text:style-name="T3">/target</text:span><text:span text:style-name="T3"/></text:p>
          </table:table-cell>
        </table:table-row>
        <table:table-row table:style-name="Таблица1.3">
          <table:table-cell table:style-name="Таблица1.A1" office:value-type="string">
            <text:p text:style-name="P51"><text:span text:style-name="T3">Скомпилированный байт-код</text:span><text:span text:style-name="T3"/></text:p>
          </table:table-cell>
          <table:table-cell table:style-name="Таблица1.A1" office:value-type="string">
            <text:p text:style-name="P51"><text:span text:style-name="T3">/target/classes</text:span><text:span text:style-name="T3"/></text:p>
          </table:table-cell>
        </table:table-row>
      </table:table>
      <text:p text:style-name="P53"/>
      <text:p text:style-name="P34"><text:span text:style-name="T3">Для того, чтобы построить проект, Maven предоставляет нам настройки для управления жизненным циклом проекта и его зависимостями. Большая часть его задач поддерживается плагинами Maven. </text:span><text:span text:style-name="T3"/></text:p>
      <text:p text:style-name="P52"/>
      <text:p text:style-name="P34"><text:span text:style-name="T6">Без использования Maven и других сборщиков проектов</text:span><text:span text:style-name="T3"> (например Ant или Gradle), добавить сторонние библиотеки можно либо добавив библиотеку в LIB идеи, <text:s/>либо через переменную окружения ОС CLASSPATH и в аргументе командной строки -cp при запуске проекта java javac javadoc –cp.</text:span><text:span text:style-name="T3"/></text:p>
      <text:p text:style-name="P34"><text:span text:style-name="T4">В параметре передаются пути к jar-файлам и корневым директориям с пакетами. Пути разделяют символом “:” в параметре командной строки, или же “;” в переменной окружения. Чтобы включить все файлы директории, разрешается использовать в конце пути символ “*”.</text:span><text:span text:style-name="T4"/></text:p>
      <text:p text:style-name="P56"/>
      <text:p text:style-name="P34"><text:span text:style-name="T8">POM (Project Object Model) </text:span><text:span text:style-name="T3">является</text:span><text:span text:style-name="T8"> </text:span><text:span text:style-name="T3">базовым</text:span><text:span text:style-name="T8"> </text:span><text:span text:style-name="T3">модулем</text:span><text:span text:style-name="T8"> Maven. </text:span><text:span text:style-name="T3">Это специальный XML-файл, который всегда хранится в базовой директории проекта и называется pom.xml. Файл POM содержит информацию о проекте и различных деталях конфигурации, которые используются Maven для создания проекта.</text:span><text:span text:style-name="T3"/></text:p>
      <text:p text:style-name="P34"><text:span text:style-name="T3">Этот файл также содержит задачи и плагины. Во время выполнения задач, Maven ищет файл pom.xml в базовой директории проекта. Он читает его и получает необходимую информацию, после чего выполняет задачи.</text:span><text:span text:style-name="T3"/></text:p>
      <text:p text:style-name="P53"/>
      <text:p text:style-name="P37"><text:span text:style-name="T3">Среди конфигураций Maven мы можем выделить следующие:</text:span><text:span text:style-name="T3"/></text:p>
      <text:list text:style-name="WWNum10">
        <text:list-item>
          <text:p text:style-name="P38"><text:span text:style-name="T3">зависимости проекта</text:span><text:span text:style-name="T3"/></text:p>
        </text:list-item>
        <text:list-item>
          <text:p text:style-name="P38"><text:span text:style-name="T3">плагины</text:span><text:span text:style-name="T3"/></text:p>
        </text:list-item>
        <text:list-item>
          <text:p text:style-name="P38"><text:span text:style-name="T3">задачи</text:span><text:span text:style-name="T3"/></text:p>
        </text:list-item>
        <text:list-item>
          <text:p text:style-name="P38"><text:span text:style-name="T3">профиль создания</text:span><text:span text:style-name="T3"/></text:p>
        </text:list-item>
        <text:list-item>
          <text:p text:style-name="P38"><text:span text:style-name="T3">версия проекта</text:span><text:span text:style-name="T3"/></text:p>
        </text:list-item>
        <text:list-item>
          <text:p text:style-name="P38"><text:span text:style-name="T3">разработчики</text:span><text:span text:style-name="T3"/></text:p>
        </text:list-item>
        <text:list-item>
          <text:p text:style-name="P38"><text:span text:style-name="T3">список рассылки</text:span><text:span text:style-name="T3"/></text:p>
        </text:list-item>
      </text:list>
      <text:p text:style-name="P53"/>
      <text:p text:style-name="P37"><text:span text:style-name="T3">Перед тем, как создавать pom.xml <text:s/>нам необходимо прежде всего определить группу проекта (groupId), его имя (artifactId) и его версию. Все это поможет нам унифицировать проект для простой его идентификации в репозитории.</text:span><text:span text:style-name="T3"/></text:p>
      <text:p text:style-name="P53"/>
      <text:h text:style-name="P1" text:outline-level="1"><text:span text:style-name="T1">Как добавить dependency в Maven? Для чего они нужны? Откуда они скачиваются?</text:span><text:span text:style-name="T2"/></text:h>
      <text:h text:style-name="P1" text:outline-level="1"><text:span text:style-name="T1">Основные фазы проекта под управлением Maven?</text:span><text:span text:style-name="T2"/></text:h>
      <text:p text:style-name="P37"><text:span text:style-name="T3">Жизненный цикл сборки в Maven – это чётко определённая последовательность фаз во время выполнения которых должны быть достигнуты определённые цели. </text:span><text:span text:style-name="T3"/></text:p>
      <text:p text:style-name="P37"><text:span text:style-name="T3">В maven встроены 3 жизненных цикла сборки: <text:s/>clean, default и site.</text:span><text:span text:style-name="T3"/></text:p>
      <text:p text:style-name="P53"/>
      <text:list xml:id="list2683087082" text:style-name="WWNum12">
        <text:list-item>
          <text:p text:style-name="P39"><text:span text:style-name="T13">Default цикл обрабатывает развертывание проекта. Цикл по-умолчанию, состоит из 23 фаз, основные фазы проекта:</text:span><text:span text:style-name="T13"/></text:p>
          <text:list>
            <text:list-item>
              <text:p text:style-name="P39"><text:span text:style-name="T6">validate</text:span><text:span text:style-name="T3"> - </text:span><text:span text:style-name="T15">подтверждает, является ли проект корректным и вся ли необходимая информация доступна для завершения процесса сборки.</text:span><text:span text:style-name="T3"/></text:p>
            </text:list-item>
            <text:list-item>
              <text:p text:style-name="P39"><text:span text:style-name="T6">compile</text:span><text:span text:style-name="T3"> - компилирует исходный код проекта</text:span><text:span text:style-name="T3"/></text:p>
            </text:list-item>
            <text:list-item>
              <text:p text:style-name="P39"><text:span text:style-name="T6">test</text:span><text:span text:style-name="T3"> - запускает модульные тесты</text:span><text:span text:style-name="T3"/></text:p>
            </text:list-item>
            <text:list-item>
              <text:p text:style-name="P39"><text:span text:style-name="T6">package</text:span><text:span text:style-name="T3"> - </text:span><text:span text:style-name="T15">преобразует скомпилированный код и пакет в дистрибутивный формат. Такие как JAR, WAR или EAR.</text:span><text:span text:style-name="T3"/></text:p>
            </text:list-item>
            <text:list-item>
              <text:p text:style-name="P39"><text:span text:style-name="T6">verify</text:span><text:span text:style-name="T3"> - </text:span><text:span text:style-name="T15">выполняет любые проверки для подтверждения того, что пакет пригоден и отвечает критериям качества</text:span><text:span text:style-name="T3"/></text:p>
            </text:list-item>
            <text:list-item>
              <text:p text:style-name="P39"><text:soft-page-break/><text:span text:style-name="T6">install</text:span><text:span text:style-name="T3"> - </text:span><text:span text:style-name="T15">устанавливает пакет в локальный репозиторий, который может быть использован как зависимость в других локальных проектах.</text:span><text:span text:style-name="T3"/></text:p>
            </text:list-item>
            <text:list-item>
              <text:p text:style-name="P39"><text:span text:style-name="T6">deploy</text:span><text:span text:style-name="T3"> - </text:span><text:span text:style-name="T15">копирует финальный пакет (архив) в удалённый репозиторий для, того, чтобы сделать его доступным другим разработчикам и проектам.</text:span><text:span text:style-name="T3"/></text:p>
            </text:list-item>
          </text:list>
        </text:list-item>
      </text:list>
      <text:p text:style-name="P57"/>
      <text:list xml:id="list220338813955421" text:continue-numbering="true" text:style-name="WWNum12">
        <text:list-item>
          <text:p text:style-name="P39"><text:span text:style-name="T13">clean цикл - обеспечивает очистку проекта командой maven -clean (удаляется директория сборки target). Состоит из фаз:</text:span><text:span text:style-name="T13"/></text:p>
          <text:list>
            <text:list-item>
              <text:p text:style-name="P39"><text:span text:style-name="T3">pre-clean</text:span><text:span text:style-name="T3"/></text:p>
            </text:list-item>
            <text:list-item>
              <text:p text:style-name="P39"><text:span text:style-name="T3">clean</text:span><text:span text:style-name="T3"/></text:p>
            </text:list-item>
            <text:list-item>
              <text:p text:style-name="P39"><text:span text:style-name="T3">post-clean</text:span><text:span text:style-name="T3"/></text:p>
            </text:list-item>
          </text:list>
        </text:list-item>
      </text:list>
      <text:p text:style-name="P53"/>
      <text:list xml:id="list220338956029679" text:continue-numbering="true" text:style-name="WWNum12">
        <text:list-item>
          <text:p text:style-name="P39"><text:span text:style-name="T13">site цикл - </text:span><text:span text:style-name="T17">используется для создания докладов, документации, развертывания и т.д. Генерирует веб-сайт проекта. Состоит из фаз:</text:span><text:span text:style-name="T13"/></text:p>
          <text:list>
            <text:list-item>
              <text:p text:style-name="P39"><text:span text:style-name="T15">pre-site</text:span><text:span text:style-name="T15"/></text:p>
            </text:list-item>
            <text:list-item>
              <text:p text:style-name="P39"><text:span text:style-name="T15">site</text:span><text:span text:style-name="T15"/></text:p>
            </text:list-item>
            <text:list-item>
              <text:p text:style-name="P39"><text:span text:style-name="T15">post-site</text:span><text:span text:style-name="T15"/></text:p>
            </text:list-item>
            <text:list-item>
              <text:p text:style-name="P39"><text:span text:style-name="T15">site-deploy</text:span><text:span text:style-name="T15"/></text:p>
            </text:list-item>
          </text:list>
        </text:list-item>
      </text:list>
      <text:p text:style-name="P57"/>
      <text:h text:style-name="P1" text:outline-level="1"><text:span text:style-name="T1">Что такое JDBC? Какие классы/интерфейсы относятся к JDBC?</text:span><text:span text:style-name="T2"/></text:h>
      <text:p text:style-name="P37"><text:span text:style-name="T3">Java Database Connectivity - </text:span><text:span text:style-name="T15">это стандартный API для независимого соединения языка программирования Java с различными базами данных.</text:span><text:span text:style-name="T15"/></text:p>
      <text:p text:style-name="P37"><text:span text:style-name="T15">JDBC решает следующие задачи:</text:span><text:span text:style-name="T15"/></text:p>
      <text:list text:style-name="WWNum25">
        <text:list-item>
          <text:p text:style-name="P40"><text:span text:style-name="T15">Создание соединения с БД.</text:span><text:span text:style-name="T4"/></text:p>
        </text:list-item>
        <text:list-item>
          <text:p text:style-name="P40"><text:span text:style-name="T15">Создание SQL выражений.</text:span><text:span text:style-name="T4"/></text:p>
        </text:list-item>
        <text:list-item>
          <text:p text:style-name="P40"><text:span text:style-name="T15">Выполнение SQL – запросов.</text:span><text:span text:style-name="T4"/></text:p>
        </text:list-item>
        <text:list-item>
          <text:p text:style-name="P40"><text:span text:style-name="T15">Просмотр и модификация <text:s/>полученных записей.</text:span><text:span text:style-name="T4"/></text:p>
        </text:list-item>
      </text:list>
      <text:p text:style-name="P34"><text:span text:style-name="T15">Если говорить в целом, то JDBC – это библиотека, которая обеспечивает целый набор интерфейсов для доступа к различным БД. Для доступа к каждой конкретной БД необходим специальный JDBC – драйвер, который является адаптером Java – приложения к БД.</text:span><text:span text:style-name="T15"/></text:p>
      <text:p text:style-name="P57"/>
      <text:p text:style-name="P37"><text:span text:style-name="T15"><text:s/>JDBC поддерживает как 2-звенную, так и 3-звенную модель работы с БД, но в общем виде, JDBC состоит из двух слоёв.</text:span><text:span text:style-name="T15"/></text:p>
      <text:list text:style-name="WWNum21">
        <text:list-item>
          <text:p text:style-name="P41"><text:span text:style-name="T18">JDBC API<text:line-break/></text:span><text:span text:style-name="T15">Обеспечивает соединение “приложение – JDBC Manager”.</text:span><text:span text:style-name="T4"/></text:p>
        </text:list-item>
        <text:list-item>
          <text:p text:style-name="P41"><text:span text:style-name="T18">JDBC Driver API<text:line-break/></text:span><text:span text:style-name="T15">Обеспечивает соединение “JDBC Manager – драйвер”.</text:span><text:span text:style-name="T4"/></text:p>
        </text:list-item>
      </text:list>
      <text:p text:style-name="P37"><text:span text:style-name="T15">JDBC API использует менеджер драйверов и специальные драйверы БД <text:s/>для обеспечения подключения к различным базам данных.</text:span><text:span text:style-name="T15"/></text:p>
      <text:p text:style-name="P37"><text:span text:style-name="T15">JDBC Manager проверяет соответствие драйвера и конкретной БД. Он поддерживает возможность использования нескольких драйверов одновременно для одновременной работы с несколькими видами БД.</text:span><text:span text:style-name="T15"/></text:p>
      <text:p text:style-name="P57"/>
      <text:p text:style-name="P37"><text:span text:style-name="T15">JDBC API состоит из следующих элементов:</text:span><text:span text:style-name="T15"/></text:p>
      <text:list text:style-name="WWNum20">
        <text:list-item>
          <text:p text:style-name="P42"><text:span text:style-name="T18">Менеджер драйверов (Driver Manager)<text:line-break/></text:span><text:span text:style-name="T15">Этот элемент управляет списком драйверов БД. Каждой запрос на соединение требует соответствующего драйвера. Первое совпадение дает нам соединение.</text:span><text:span text:style-name="T4"/></text:p>
        </text:list-item>
        <text:list-item>
          <text:p text:style-name="P42"><text:span text:style-name="T18">Драйвер (Driver)<text:line-break/></text:span><text:span text:style-name="T15">Этот элемент отвечает за связь с БД. Работать с ним нам приходится крайне редко. Вместо этого мы чаще используем объекты DriverManager, которые управляют объектами этого типа.</text:span><text:span text:style-name="T4"/></text:p>
        </text:list-item>
        <text:list-item>
          <text:p text:style-name="P42"><text:span text:style-name="T18">Соединение (Connection)<text:line-break/></text:span><text:span text:style-name="T15">Этот интерфейс обеспечивает нас методами для работы с БД. Все взаимодействия с БД происходят исключительно через Connection.</text:span><text:span text:style-name="T4"/></text:p>
        </text:list-item>
        <text:list-item>
          <text:p text:style-name="P42"><text:span text:style-name="T18">Выражение (Statement)<text:line-break/></text:span><text:span text:style-name="T15">Для подтверждения SQL-запросов мы используем объекты, созданные с использованием этого интерфейса.</text:span><text:span text:style-name="T4"/></text:p>
        </text:list-item>
        <text:list-item>
          <text:p text:style-name="P42"><text:span text:style-name="T18">Результат (ResultSet)<text:line-break/></text:span><text:span text:style-name="T15">Экземпляры этого элемента содержат данные, которые были получены в результате выполнения SQL – запроса. Он работает как итератор и “пробегает” по полученным данным.</text:span><text:span text:style-name="T4"/></text:p>
        </text:list-item>
        <text:list-item>
          <text:p text:style-name="P42"><text:span text:style-name="T18">Исключения (SQL Exception)<text:line-break/></text:span><text:span text:style-name="T15">Этот класс обрабатывает все ошибки, которые могут возникнуть при работе с БД.</text:span><text:span text:style-name="T4"/></text:p>
        </text:list-item>
      </text:list>
      <text:p text:style-name="P57"/>
      <text:p text:style-name="P37"><text:span text:style-name="T18">Для того, чтобы установить соединение с БД, нам необходимо выполнить следующие шаги:</text:span><text:span text:style-name="T18"/></text:p>
      <text:list text:style-name="WWNum24">
        <text:list-item>
          <text:p text:style-name="P43"><text:span text:style-name="T15">Импортировать пакет JDBC в наш Java код.</text:span><text:span text:style-name="T4"/></text:p>
        </text:list-item>
        <text:list-item>
          <text:p text:style-name="P43"><text:span text:style-name="T15">Зарегистрировать JDBC драйвер.</text:span><text:span text:style-name="T4"/></text:p>
        </text:list-item>
        <text:list-item>
          <text:p text:style-name="P43"><text:span text:style-name="T15">Передать информацию для соединения с БД (URL, имя пользователя и пароль).</text:span><text:span text:style-name="T4"/></text:p>
        </text:list-item>
        <text:list-item>
          <text:p text:style-name="P43"><text:span text:style-name="T15">Создать соединение с помощью метода getConnection().</text:span><text:span text:style-name="T4"/></text:p>
        </text:list-item>
      </text:list>
      <text:p text:style-name="P57"/>
      <text:p text:style-name="P37"><text:span text:style-name="T15">1. Все необходимые классы для работы с JDBC находятся в java.sql.* или javax.sql.*</text:span><text:span text:style-name="T15"/></text:p>
      <text:p text:style-name="P37"><text:span text:style-name="T15">2. После импорта JDBC мы должны зарегистрировать наш драйвер перед тем, как его использовать. Это процесс, с помощью которого файл класса драйвера загружается в память. После этого он может быть использован, как реализация интерфейса JDBC. Существует два способа регистрации драйвера.</text:span><text:span text:style-name="T15"/></text:p>
      <text:p text:style-name="P37"><text:span text:style-name="T6">DriverManager.registerDriver()</text:span><text:span text:style-name="T6"/></text:p>
      <text:p text:style-name="P37"><text:span text:style-name="T15">В этом случае мы используем статический метод DriverManager.registerDriver() для регистрации драйвера.</text:span><text:span text:style-name="T15"/></text:p>
      <text:p text:style-name="P59"/>
      <text:p text:style-name="P37"><text:span text:style-name="T18">Class.forName()</text:span><text:span text:style-name="T18"/></text:p>
      <text:p text:style-name="P37"><text:span text:style-name="T15">Этот способ является наиболее распространённым. Мы используем метод Class.forName() для динамической загрузки класса драйвера в память, после чего происходит его автоматическая регистрация. Данный способ является предпочтительным, так как он обеспечивает конфигурируемую и переносимую регистрацию драйверов.</text:span><text:span text:style-name="T15"/></text:p>
      <text:p text:style-name="P37"><text:soft-page-break/><text:span text:style-name="T15">3. После того, как мы зарегистрировали наш драйвер, мы можем установить соединение, используется метод </text:span><text:span text:style-name="T18">DriverManager.getConnection()</text:span><text:span text:style-name="T15">. </text:span><text:span text:style-name="T15"/></text:p>
      <text:p text:style-name="P37"><text:span text:style-name="T15">Этот метод имеет три перегруженных варианта:</text:span><text:span text:style-name="T15"/></text:p>
      <text:list text:style-name="WWNum22">
        <text:list-item>
          <text:p text:style-name="P44"><text:span text:style-name="T18">getConnection (String url)</text:span><text:span text:style-name="T4"/></text:p>
        </text:list-item>
        <text:list-item>
          <text:p text:style-name="P44"><text:span text:style-name="T20">getConnection (String url, Properties props)</text:span><text:span text:style-name="T9"/></text:p>
        </text:list-item>
        <text:list-item>
          <text:p text:style-name="P44"><text:span text:style-name="T20">getConnection (String url, String user, String password)</text:span><text:span text:style-name="T9"/></text:p>
        </text:list-item>
      </text:list>
      <text:p text:style-name="P37"><text:span text:style-name="T15">Как мы видим, каждый из этих методов требует URL нашей БД. Т.е. нам необходимо передать информацию о нашей БД.</text:span><text:span text:style-name="T15"/></text:p>
      <text:p text:style-name="P37"><text:span text:style-name="T15">4. После того, как мы передали всю необходимую информацию, мы можем создать физическое соединение с БД, объект типа Connection. После завершения работы с соединением необходимо закрыть connection методом close.</text:span><text:span text:style-name="T15"/></text:p>
      <text:p text:style-name="P57"/>
      <text:h text:style-name="P1" text:outline-level="1"><text:span text:style-name="T1">Для чего нужен </text:span><text:span text:style-name="T10">DriverManager</text:span><text:span text:style-name="T1">?</text:span><text:span text:style-name="T2"/></text:h>
      <text:p text:style-name="P37"><text:span text:style-name="T15">Этот элемент управляет списком драйверов БД. Каждой запрос на соединение требует соответствующего драйвера. Первое совпадение дает нам соединение.</text:span><text:span text:style-name="T15"/></text:p>
      <text:p text:style-name="P54"/>
      <text:h text:style-name="P1" text:outline-level="1"><text:span text:style-name="T1">Что</text:span><text:span text:style-name="T10"> </text:span><text:span text:style-name="T1">такое</text:span><text:span text:style-name="T10"> Statement, PreparedStatement, CallableStatement?</text:span><text:span text:style-name="T11"> </text:span><text:span text:style-name="T11"/></text:h>
      <text:p text:style-name="P37"><text:span text:style-name="T15">Взаимодействовать с БД мы можем с помощью трёх интерфейсов, которые имплементируются каждым драйвером:</text:span><text:span text:style-name="T15"/></text:p>
      <text:list xml:id="list1993195214" text:style-name="WWNum14">
        <text:list-item>
          <text:p text:style-name="P45"><text:span text:style-name="T18">Statement<text:line-break/></text:span><text:span text:style-name="T15">Этот интерфейс используется для доступа к БД для общих целей. Он крайне полезен, когда мы используем статические SQL – выражения во время работы программы. Этот интерфейс не принимает никаких параметров.</text:span><text:span text:style-name="T4"/></text:p>
        </text:list-item>
        <text:list-item>
          <text:p text:style-name="P45"><text:span text:style-name="T18">PreparedStatement<text:line-break/></text:span><text:span text:style-name="T15">Этот интерфейс используется в случае, когда мы планируем использовать SQL – выражения множество раз. Он принимает параметры во время работы программы.</text:span><text:span text:style-name="T4"/></text:p>
        </text:list-item>
      </text:list>
      <text:p text:style-name="P37"><text:span text:style-name="T18">Запросы пре-компилируеются, может кэшировать запросы.</text:span><text:span text:style-name="T4"/></text:p>
      <text:list xml:id="list220339993125944" text:continue-numbering="true" text:style-name="WWNum14">
        <text:list-item>
          <text:p text:style-name="P45"><text:span text:style-name="T18">CallableStatement<text:line-break/></text:span><text:span text:style-name="T15">Этот интерфейс становится полезным в случае, когда мы хотим получить доступ к различным процедурам БД. Он также может принимать параметры во время работы программы.</text:span><text:span text:style-name="T4"/></text:p>
        </text:list-item>
      </text:list>
      <text:p text:style-name="P37"><text:span text:style-name="T15">Прежде, чем мы сможем использовать экземпляр Statement для выполнения SQL – запросов, нам необходимо создать такой экземпляр. Для этого используется метод </text:span><text:span text:style-name="T18">Connection.createStatement()</text:span><text:span text:style-name="T15">.</text:span><text:span text:style-name="T15"/></text:p>
      <text:p text:style-name="P57"/>
      <text:p text:style-name="P37"><text:span text:style-name="T15">Для работы с БД интерфейс Statement имеет три метода, которые реализуются каждой конкретной реализацией JDBC драйвера:</text:span><text:span text:style-name="T15"/></text:p>
      <text:list text:style-name="WWNum15">
        <text:list-item>
          <text:p text:style-name="P46"><text:span text:style-name="T18">boolean execute (String SQL)<text:line-break/></text:span><text:span text:style-name="T15">Этот метод возвращает логическое значение </text:span><text:span text:style-name="T18">true</text:span><text:span text:style-name="T15">, если объект ResultSet может быть получен. В противном случае он возвращает </text:span><text:span text:style-name="T18">false</text:span><text:span text:style-name="T15">. Он используется для выполнения DDL SQL – запросов или в случаях, когда мы используем динамический SQL.</text:span><text:span text:style-name="T4"/></text:p>
        </text:list-item>
        <text:list-item>
          <text:p text:style-name="P46"><text:span text:style-name="T18">int executeUpdate (String SQL)<text:line-break/></text:span><text:span text:style-name="T15">Этот метода возвращает количесство столбцов в таблице, на которое повлиял наш SQL – запрос. Мы используем этот метод для выполнения SQL – запросов, когда хотим получить количество задействованных столбцов, например количество данных по определенному запросу.</text:span><text:span text:style-name="T4"/></text:p>
        </text:list-item>
        <text:list-item>
          <text:p text:style-name="P46"><text:span text:style-name="T18">ResultSet executeQuery (String SQL)<text:line-break/></text:span><text:span text:style-name="T15">Этот метод возвращает нам экземпляр ResultSet. Мы используем этот метод в случаях, когда мы рассчитываем получить множество объектов в результате выполнения нашего SQL – запроса. Например, при получении списка элементов, которые удовлетворяют определенным условиям.</text:span><text:span text:style-name="T4"/></text:p>
        </text:list-item>
      </text:list>
      <text:p text:style-name="P37"><text:span text:style-name="T15">Statement также необходимо закрывать методом close.</text:span><text:span text:style-name="T15"/></text:p>
      <text:p text:style-name="P57"/>
      <text:h text:style-name="P1" text:outline-level="1"><text:span text:style-name="T1">Что такое </text:span><text:span text:style-name="T10">sql</text:span><text:span text:style-name="T1">-</text:span><text:span text:style-name="T10">injection</text:span><text:span text:style-name="T1">?</text:span><text:span text:style-name="T2"/></text:h>
      <text:p text:style-name="P7"><text:span text:style-name="T28">SQL инъекция на данный момент является не только широко распространенной уязвимостью</text:span><text:span text:style-name="Emphasis"><text:span text:style-name="T28">, </text:span></text:span><text:span text:style-name="T28">а еще и одной из самых опасных.</text:span><text:span text:style-name="T28"/></text:p>
      <text:p text:style-name="P7"><text:span text:style-name="T28">Суть уязвимости — выполнение произвольного запроса к базе данных. Запрос может быть любым: на чтение, запись, модификацию и удаление каких-либо записей. Этими угрозами все не ограничивается, так как при определённых обстоятельствах можно добраться и до чтения/записи локальных файлов или даже до выполнения кода! Все зависит от целей, которые преследует злоумышленник, от используемой системы и того, как она сконфигурирована.</text:span><text:span text:style-name="T28"/></text:p>
      <text:p text:style-name="P3"><text:bookmark text:name="cut"/><text:span text:style-name="T35">Существует несколько типов SQL инъекций:</text:span><text:span text:style-name="T35"/></text:p>
      <text:list text:style-name="WWNum27">
        <text:list-item>
          <text:p text:style-name="P8"><text:span text:style-name="T28">Классическая SQL Injection — простая и легкая в эксплуатации. Позволяет злоумышленнику атаковать БД и сразу видеть результат атаки. В последнее время встречается нечасто.</text:span><text:span text:style-name="T28"/></text:p>
        </text:list-item>
      </text:list>
      <text:list text:style-name="WWNum28">
        <text:list-item>
          <text:p text:style-name="P9"><text:span text:style-name="T28">Error-based SQL Injection — чуть более сложный и затратный по времени тип атаки, позволяющий, на основе выводимых ошибок СУБД, получить информацию о всей БД и хранящиеся в ней данные. Эксплуатируется, если кто-то в спешке забыл отключить вывод ошибок.</text:span><text:span text:style-name="T28"/></text:p>
        </text:list-item>
      </text:list>
      <text:list text:style-name="WWNum29">
        <text:list-item>
          <text:p text:style-name="P10"><text:span text:style-name="T29">Boolean-based SQL Injection — </text:span><text:span text:style-name="T28">одна</text:span><text:span text:style-name="T29"> </text:span><text:span text:style-name="T28">из</text:span><text:span text:style-name="T29"> «</text:span><text:span text:style-name="T28">слепых</text:span><text:span text:style-name="T29">» </text:span><text:span text:style-name="T28">инъекций</text:span><text:span text:style-name="T29">. </text:span><text:span text:style-name="T28">Суть атаки сводится к добавлению специального подзапроса в уязвимый параметр, на который БД будет отвечать либо True, либо, неожиданно, False. Атака не позволяет сразу вывести все данные БД «на экран» злоумышленнику, но позволяет, перебирая параметры раз за разом, получить содержимое БД, хотя для этого потребуется временной отрезок соизмеримый с содержимым БД .</text:span><text:span text:style-name="T28"/></text:p>
        </text:list-item>
      </text:list>
      <text:list text:style-name="WWNum30">
        <text:list-item>
          <text:p text:style-name="P11"><text:span text:style-name="T28">Time-based SQL Injection — следующая из «слепых» инъекций. В данном случае злоумышленник добавляет подзапрос, приводящий к замедлению или паузе работы БД при некоторых условиях. Таким образом, атакующий, сравнивая время ответа на «True» и на «False» запросы, символ за символом может получить все содержимое БД, но времени уйдет на это больше, чем в случае эксплуатации Boolean-based атаки.</text:span><text:span text:style-name="T28"/></text:p>
        </text:list-item>
      </text:list>
      <text:list text:style-name="WWNum31">
        <text:list-item>
          <text:p text:style-name="P12"><text:span text:style-name="T29">Out-of-band SQL Injection — </text:span><text:span text:style-name="T28">редкий</text:span><text:span text:style-name="T29"> </text:span><text:span text:style-name="T28">тип</text:span><text:span text:style-name="T29">. </text:span><text:span text:style-name="T28">Атака может быть успешна только при определенных обстоятельствах, например, если сервер БД может генерировать DNS- или HTTP-запросы, что встречается нечасто. Также, как и Blind SQL, позволяет посимвольно собирать информацию о хранящихся там данных.</text:span><text:span text:style-name="T28"/></text:p>
        </text:list-item>
      </text:list>
      <text:p text:style-name="P26"/>
      <text:p text:style-name="P14"><text:span text:style-name="T39">«Слив» БД</text:span><text:span text:style-name="T39"/></text:p>
      <text:p text:style-name="P14"><text:span text:style-name="T28">Наиболее популярное явление, к которому приводит успешная атака — утечка всей информации, содержащейся в БД. Хорошо, если там не было ничего ценного (кроме фотографий ваших любимых котиков ^_^), но, в зависимости от обстоятельств, чаще в БД хранится </text:span><text:soft-page-break/><text:span text:style-name="T28">множество весьма критичных данных: учетные записи пользователей (включая пароли), номера телефонов, адреса электронной почты, а нередко номера карт, их сроки действия и прочие сопутствующие сведения.</text:span><text:span text:style-name="T28"/></text:p>
      <text:p text:style-name="P7"><text:span text:style-name="T28">Чем грозит? В первую очередь, репутационными потерями, ведь мало кто захочет пользоваться сервисом, из которого могут вытащить какую-либо информацию о нём. Ещё хуже, если пароли хэшировались слабыми алгоритмами, что потенциально приведет к их восстановлению. Как вы понимаете, это крайне негативно отразится на всем бизнесе. </text:span><text:span text:style-name="T28"/></text:p>
      <text:p text:style-name="P14"><text:span text:style-name="T39">Deface</text:span><text:span text:style-name="T39"/></text:p>
      <text:p text:style-name="P7"><text:span text:style-name="T28">Про последствия deface’а, наверняка, слышал каждый. Некоторые, даже встречали разного рода «акции», выраженные в размещении рекламы на главных страницах зачастую немаленьких и известных организаций, настройку редиректов на «вирусные сайты», замену всей главной страницы каким-нибудь мемом, а иногда даже и угрозами. Такие манипуляции зачастую организованы как раз при помощи SQL Injection-атак.<text:line-break/>Помимо столь грубых способов указать на проблемы безопасности, существуют более утонченные и элегантные. Например, долгое время предлагалась «услуга» по размещению номера телефона заказчика на сайте жертвы. То есть пользователь, заходя на сайт компании А, знакомился с описанием товаров и услуг, но звонил по подмененному номеру уже в компанию Б. И, что тоже немаловажно, такие «модификации» сайта замечаются далеко не сразу.</text:span><text:span text:style-name="T28"/></text:p>
      <text:p text:style-name="P7"><text:span text:style-name="T28">Отдельно стоит упомянуть популярные в последнее время ICO. Почему? А потому что, если кто-нибудь заменит опубликованный в официальном источнике адрес кошелька, на который собираются средства, эти средства станут собираться уже на счете злоумышленника. Такие атаки были с успехом проведены несколько раз в прошлом году.</text:span><text:span text:style-name="T28"/></text:p>
      <text:p text:style-name="P14"><text:span text:style-name="T39">DoS</text:span><text:span text:style-name="T39"/></text:p>
      <text:p text:style-name="P7"><text:span text:style-name="T28">Отказ в обслуживании, пожалуй, одно из самых нелюбимых бизнесом событий. Причина этого проста: возникают простои в обслуживании клиентов, которые ведут как к потере репутации, так и к упущенной выгоде. DoS вызывается просто: либо база заполняется «мусорными» записями, либо, что гораздо опаснее, она просто удаляется. Второй случай особенно интересен, если по каким-либо причинам не делались (или не проверялись!) бэкапы.</text:span><text:span text:style-name="T28"/></text:p>
      <text:p text:style-name="P14"><text:span text:style-name="T39">Чтение системных файлов</text:span><text:span text:style-name="T39"/></text:p>
      <text:p text:style-name="P7"><text:span text:style-name="T28">Атака встречается весьма редко и работает только при некорректной настройке системы. Суть заключается в чтении системных файлов, в которых также указаны различные настройки, учётные записи и прочие чувствительные данные. Обычно подобные атаки применяются для углубления понимания атакуемой системы и намётывания дальнейших действий с целью получения доступа к ней.</text:span><text:span text:style-name="T28"/></text:p>
      <text:p text:style-name="P14"><text:span text:style-name="T39">Повышение привилегий</text:span><text:span text:style-name="T39"/></text:p>
      <text:p text:style-name="P7"><text:span text:style-name="T28">Некоторых нехороших пользователей по каким-то причинам может не устраивать тот факт, что они не являются администраторами в системах. С помощью SQL инъекции у таких пользователей появляется шанс исправить данную ситуацию. Так, например, в популярной CMS Joomla существовала возможность через инъекцию вытащить Cookie учётной записи администратора. Одним запросом, кстати говоря. А небезызвестная и распространённая MS SQL может предоставить даже несколько способов повысить привилегии (в зависимости от того, как сконфигурирована СУБД).</text:span><text:span text:style-name="T28"/></text:p>
      <text:p text:style-name="P7"><text:span text:style-name="T28">К чему это может привести? К большим проблемам, если кратко. Последующий сценарий подобной атаки может быть любым: это и все ранее перечисленные угрозы, и дополнительно, все действия, доступные администратору (может отличаться от системы к системе).<text:line-break/>Повышение привилегий — одно из самых неприятных развитий событий, так как злоумышленник с правами администратора может доставить немало хлопот.</text:span><text:span text:style-name="T28"/></text:p>
      <text:p text:style-name="P14"><text:span text:style-name="T39">Remote Code Execution (RCE)</text:span><text:span text:style-name="T39"/></text:p>
      <text:p text:style-name="P7"><text:span text:style-name="T28">Является, пожалуй, самым опасным вектором атаки, к счастью, нечасто встречающимся. Обычно выполняется с целью получения shell’а и, следовательно, контроля над сервером целиком.</text:span><text:span text:style-name="T28"/></text:p>
      <text:p text:style-name="P7"><text:span text:style-name="T28">Часто RCE осуществляется уже после атаки Privilege Escalation и из-за слабых настроек прав доступа в системе, но это происходит не всегда так. Для реализации атаки злоумышленник загружает файл-зловред и либо запускает его удалённо, либо сам одним из доступных образом «цепляется» к нему.</text:span><text:span text:style-name="T28"/></text:p>
      <text:p text:style-name="P7"><text:span text:style-name="T28">Какие последствия могут быть? Любые, включая все ранее перечисленные. Все опять же зависит от целей злоумышленника. Кто-то начинает использовать сервер для майнинга криптовалюты, кто-то может настроить репликацию БД на «свой» сервер, а кто-то просто пойдет дальше и постарается получить управление остальными серверами в локальной сети. Последствия могут быть самыми печальными.</text:span><text:span text:style-name="T28"/></text:p>
      <text:p text:style-name="P14"><text:span text:style-name="T39">Как защититься?</text:span><text:span text:style-name="T39"/></text:p>
      <text:p text:style-name="P7"><text:span text:style-name="T28">Несмотря на всю серьёзность уязвимости, защита от атаки весьма проста: при разработке приложения необходимо уделить особое внимание фильтрации ввода и настройке прав. Обязательно отключайте вывод ошибок на «рабочей» системе, ни к чему пользователю такая чувствительная информация. И после каких-либо изменений в приложении проводить ASV-сканирования для гарантии. А в идеале, ввести данные действия в Software Development Life Cycle. Он же у вас уже есть, верно?</text:span><text:span text:style-name="T28"/></text:p>
      <text:p text:style-name="P7"><text:span text:style-name="T28">Используете готовое приложение? Всегда своевременно обновляйтесь. Часто это простое правило может уберечь от плачевных последствий.</text:span><text:span text:style-name="T28"/></text:p>
      <text:p text:style-name="P7"><text:span text:style-name="T28">Дополнительной мерой является установка Web Application Firewall (WAF) систем. Именно подобный класс решений заточен на борьбу с выше описанными атаками и, надо сказать, весьма хорош.</text:span><text:span text:style-name="T28"/></text:p>
      <text:p text:style-name="P7"><text:span text:style-name="T28">Хотите убедиться, что ваши системы надежно защищены? Или интересуетесь пилотом WAF? Обращайтесь, мы с радостью проведем аудит или поможем с тестом решения по защите от подобных атак.</text:span><text:span text:style-name="T28"/></text:p>
      <text:p text:style-name="P28"/>
      <text:h text:style-name="P1" text:outline-level="1"><text:span text:style-name="T1">Что такое ResultSet? Как с ним работать?</text:span><text:span text:style-name="T2"/></text:h>
      <text:p text:style-name="P15"><text:span text:style-name="T25">Интерфейс java.sql.ResultSet представляет собой множетсво результатов, запроса в БД.</text:span><text:span text:style-name="T25"/></text:p>
      <text:p text:style-name="P15"><text:span text:style-name="T25">Экземпляр ResultSet имеет указатель, который указывает на текущую строку в полученном множестве.</text:span><text:span text:style-name="T25"/></text:p>
      <text:p text:style-name="P15"><text:span text:style-name="T25">Все методы интерфейса java.sql.ResultSet мы можем разделить на три большие группы:</text:span><text:span text:style-name="T25"/></text:p>
      <text:list text:style-name="WWNum35">
        <text:list-item>
          <text:p text:style-name="P16"><text:span text:style-name="T26">Методы получения данных.<text:line-break/></text:span><text:span text:style-name="T25">Эти методы используются для просмотра данных конкетной записи, на которую ссылается указатель.</text:span><text:span text:style-name="T25"/></text:p>
        </text:list-item>
        <text:list-item>
          <text:p text:style-name="P16"><text:span text:style-name="T26">Методы изменения данных.</text:span><text:span text:style-name="T25"><text:line-break/>Методы этой группы используются для изменения данных текущей записи. Эти изменения передаются в используемую БД.</text:span><text:span text:style-name="T25"/></text:p>
        </text:list-item>
        <text:list-item>
          <text:p text:style-name="P16"><text:span text:style-name="T26">Методы навигации.</text:span><text:span text:style-name="T25"><text:line-break/>Эти методы используются для перемещения указателя.</text:span><text:span text:style-name="T25"/></text:p>
        </text:list-item>
      </text:list>
      <text:p text:style-name="P15"><text:span text:style-name="T25">Курсор двигается на основе свойств ResultSet. Эти свойства указываются при создании экземпляра ResultSet.</text:span><text:span text:style-name="T25"/></text:p>
      <text:p text:style-name="P15"><text:span text:style-name="T25">Для орпедления этих свойтсв используются следующие методы:</text:span><text:span text:style-name="T25"/></text:p>
      <text:list text:style-name="WWNum36">
        <text:list-item>
          <text:p text:style-name="P17"><text:span text:style-name="T27">createStatement (int RSType, int RSConcurrency);</text:span><text:span text:style-name="T27"/></text:p>
        </text:list-item>
        <text:list-item>
          <text:p text:style-name="P17"><text:soft-page-break/><text:span text:style-name="T27">prepareStatement (String SQL, int RSType, int RSConcurrency);</text:span><text:span text:style-name="T27"/></text:p>
        </text:list-item>
        <text:list-item>
          <text:p text:style-name="P17"><text:span text:style-name="T27">prepareCall (String SQL, int RSType, int RSConcurrency);</text:span><text:span text:style-name="T27"/></text:p>
        </text:list-item>
      </text:list>
      <text:p text:style-name="P15"><text:span text:style-name="T25">Аргумент RSType определяет тип ResultSet, а второй – определяет, используется ли данный экземпляр ResultSet только для чтения, или для чтения и изменения также.</text:span><text:span text:style-name="T25"/></text:p>
      <text:p text:style-name="P27"/>
      <text:p text:style-name="P15"><text:span text:style-name="T42">Типы ResultSet</text:span><text:span text:style-name="T43"/></text:p>
      <text:p text:style-name="P15"><text:span text:style-name="T25">Возможные типы ResultSet приведены ниже. Тип TYPE_FORWARD_ONLY используется по умолчанию.</text:span><text:span text:style-name="T32"/></text:p>
      <text:p text:style-name="P15"><text:span text:style-name="T25">Рассмотрим эти типы:</text:span><text:span text:style-name="T25"/></text:p>
      <text:list text:style-name="WWNum37">
        <text:list-item>
          <text:p text:style-name="P18"><text:span text:style-name="T26">ResultSet.TYPE-FORWARD_ONLY<text:line-break/></text:span><text:span text:style-name="T25">Указатель двигается только вперёд по множеству полученных результатов.</text:span><text:span text:style-name="T25"/></text:p>
        </text:list-item>
        <text:list-item>
          <text:p text:style-name="P18"><text:span text:style-name="T26">ResultSet.TYPE_SCROLL_INTENSIVE<text:line-break/></text:span><text:span text:style-name="T25">Указатель может двигаться вперёд и назад и не чуствителен к изменениям в БД, которые сделаны другими пользователями после того, как ResultSet был создан.</text:span><text:span text:style-name="T25"/></text:p>
        </text:list-item>
        <text:list-item>
          <text:p text:style-name="P18"><text:span text:style-name="T26">ResultSet.TYPE_SCROLL_SENSITIVE<text:line-break/></text:span><text:span text:style-name="T25">Указатель может двигаться вперёд и назад и чувствителен к изменениям в БД, которые сделаны другими пользователями после того, как ResultSet был создан.</text:span><text:span text:style-name="T25"/></text:p>
        </text:list-item>
      </text:list>
      <text:p text:style-name="P30"/>
      <text:h text:style-name="P1" text:outline-level="1"><text:span text:style-name="T1">Рассказать про паттерн DAO.</text:span><text:span text:style-name="T2"/></text:h>
      <text:p text:style-name="P34"><text:span text:style-name="T3">Data access object - паттерн, используемый для абстрагирования и инкапсулирования доступа к источнику данных. DAO слой управляет соединением с базой данных для получения и записи данных. Использующие DAO бизнес-компоненты работают с более простым интерфейсом, предоставляемым объектом DAO своим клиентам. DAO полностью скрывает детали реализации источника данных от клиентов. Поскольку при изменениях реализации источника данных представляемый DAO интерфейс не изменяется, этот паттерн дает возможность DAO принимать различные схемы хранилищ без влияния на клиенты или бизнес-компоненты. По существу, DAO выполняет функцию адаптера между компонентом и источником данных.</text:span><text:span text:style-name="T3"/></text:p>
      <text:p text:style-name="P34"><text:span text:style-name="T6">Облегчает миграцию - </text:span><text:span text:style-name="T3">Уровень объектов DAO облегчает приложению миграцию на другую реализацию </text:span><text:span text:style-name="T44">БД</text:span><text:span text:style-name="T3">. Бизнес-объекты не знают о деталях реализации используемых данных. Следовательно, процесс миграции требует изменений только в уровне DAO. Более того, при использовании стратегии генератора можно предоставить конкретную реализацию генератора для каждой реализации хранилища данных. В этом случае миграция на другую реализацию хранилища означает предоставление приложению новой реализации генератора.</text:span><text:span text:style-name="T3"/></text:p>
      <text:p text:style-name="P34"><text:span text:style-name="T6">Централизует весь доступ к данным в отдельном уровне - </text:span><text:span text:style-name="T3">Поскольку все операции доступа к данным реализованы в объектах DAO, отдельный уровень доступа к данным может рассматриваться как уровень, изолирующий остальную часть приложения от реализации доступа к данным. Такая централизация облегчает поддержку и управление приложением.</text:span><text:span text:style-name="T3"/></text:p>
      <text:p text:style-name="P52"/>
      <text:h text:style-name="P1" text:outline-level="1"><text:span text:style-name="T1">Что такое JPA?</text:span><text:span text:style-name="T2"/></text:h>
      <text:p text:style-name="P37"><text:span text:style-name="T45">JPA (Java Persistence API) это спецификация Java EE и Java SE, описывающая систему управления сохранением java объектов в таблицы реляционных баз данных в удобном виде. Сама Java не содержит реализации JPA, однако есть существует много реализаций данной спецификации от разных компаний (открытых и нет). Это не единственный способ сохранения java объектов в базы данных (ORM систем), но один из самых популярных в Java мире.</text:span><text:span text:style-name="T45"/></text:p>
      <text:p text:style-name="P37"><text:span text:style-name="T45">Спецификация JPA определяет следующее:</text:span><text:span text:style-name="T45"/></text:p>
      <text:list text:style-name="WWNum16">
        <text:list-item>
          <text:p text:style-name="P47"><text:span text:style-name="T45">способ определения метаданных отображений – как хранимые классы и их<text:line-break/>свойства соотносятся со схемой базы данных. JPA широко использует Java- аннотации в классах предметной модели, но вы можете определять отображения при помощи XML;</text:span><text:span text:style-name="T45"/></text:p>
        </text:list-item>
        <text:list-item>
          <text:p text:style-name="P47"><text:span text:style-name="T45">API для основных CRUD-операций, производимых над экземплярами хра- нимых классов; наиболее известен класс javax.persistence.EntityManager, используемый для сохранения и загрузки данных;</text:span><text:span text:style-name="T45"/></text:p>
        </text:list-item>
        <text:list-item>
          <text:p text:style-name="P47"><text:span text:style-name="T45">язык и API для создания запросов, использующих классы и их свойства. Этот язык называется Java Persistence Query Language (JPQL) и очень похож на SQL. Стандартизированный API позволяет программно создавать </text:span><text:span text:style-name="T46">запросы с критериями </text:span><text:span text:style-name="T45">без работы со строковыми значениями;</text:span><text:span text:style-name="T45"/></text:p>
        </text:list-item>
        <text:list-item>
          <text:p text:style-name="P47"><text:span text:style-name="T45"><text:s/>порядок взаимодействия механизма хранения с транзакционными сущно- стями для сравнения состояний объектов (dirty checking), извлечения ассо- циаций и выполнения прочих оптимизаций. Кроме того, в последней специ- фикации JPA рассмотрены основные стратегии кэширования.</text:span><text:span text:style-name="T45"/></text:p>
        </text:list-item>
      </text:list>
      <text:p text:style-name="P37"><text:span text:style-name="T45">Hibernate реализует JPA и поддерживает все стандартизированные отображения, запросы и программные интерфейсы.</text:span><text:span text:style-name="T45"/></text:p>
      <text:p text:style-name="P60"/>
      <text:h text:style-name="P1" text:outline-level="1"><text:span text:style-name="T1">Что такое ORM?</text:span><text:span text:style-name="T2"/></text:h>
      <text:p text:style-name="P37"><text:span text:style-name="T3">Вкратце, объектно-реляционное отображение – это техника программирования, которая помогает обеспечивать преобразования (двустороннего) данных при их обмене <text:s/>между реляционной БД и Java (ЯП).</text:span><text:span text:style-name="T3"/></text:p>
      <text:h text:style-name="P1" text:outline-level="1"><text:span text:style-name="T3"><text:line-break/></text:span><text:span text:style-name="T1">Что такое Hibernate?</text:span><text:span text:style-name="T2"/></text:h>
      <text:p text:style-name="P37"><text:span text:style-name="T3">Фреймворк, предназначенный для работы с базами данных. Работает по принципу ORM (Object-relational mapping) - Объектно-реляционное связывание или работа с таблицами БД как с объектами (​​создание связи между объектом и реляционной сущностью). </text:span><text:span text:style-name="T3"/></text:p>
      <text:p text:style-name="P37"><text:span text:style-name="T3">Java Persistence API - спецификация, в которой описаны правила и API для реализации принципов ORM в Java.</text:span><text:span text:style-name="T3"/></text:p>
      <text:p text:style-name="P37"><text:span text:style-name="T3">Hibernate - конкретная реализация JPA, слой (фреймворк) между БД и приложением. С помощью hibernate, <text:s/>не нужно создавать прямые SQL запросы к БД через JDBC</text:span><text:span text:style-name="T3"/></text:p>
      <text:p text:style-name="P53"/>
      <text:p text:style-name="P37"><text:span text:style-name="T3">Имеются другие реализации, такие как:</text:span><text:span text:style-name="T3"/></text:p>
      <text:list text:style-name="WWNum17">
        <text:list-item>
          <text:p text:style-name="P48"><text:span text:style-name="T3">OpenJPA(Apache)</text:span><text:span text:style-name="T3"/></text:p>
        </text:list-item>
        <text:list-item>
          <text:p text:style-name="P48"><text:span text:style-name="T3">TopLink(Oracle)</text:span><text:span text:style-name="T3"/></text:p>
        </text:list-item>
        <text:list-item>
          <text:p text:style-name="P48"><text:span text:style-name="T3">EclipseLink</text:span><text:span text:style-name="T3"/></text:p>
        </text:list-item>
      </text:list>
      <text:p text:style-name="P53"/>
      <text:p text:style-name="P37"><text:span text:style-name="T3">Этапы работы с Hibernate</text:span><text:span text:style-name="T3"/></text:p>
      <text:list text:style-name="WWNum18">
        <text:list-item>
          <text:p text:style-name="P49"><text:soft-page-break/><text:span text:style-name="T3">Создается проект с использованием любого удобного сборщика проектов (Maven, Gradle etc.) и в файле сборщика указываются зависимости (dependencies). Для работы с Hibernate требуется как минимум, JDBC Driver (например mysql-connector-java при использовании mysql) и hibernate-core.</text:span><text:span text:style-name="T3"/></text:p>
        </text:list-item>
        <text:list-item>
          <text:p text:style-name="P49"><text:span text:style-name="T3">Cоздание hibernate.cfg.xml <text:s/>файла или properties.xml (JPA направленный), в котором указываются необходимые параметры такие как:</text:span><text:span text:style-name="T3"/></text:p>
          <text:list>
            <text:list-item>
              <text:p text:style-name="P49"><text:span text:style-name="T3">JDBC Driver</text:span><text:span text:style-name="T3"/></text:p>
            </text:list-item>
            <text:list-item>
              <text:p text:style-name="P49"><text:span text:style-name="T3">Информация для подключения к ДБ (url, username, password)</text:span><text:span text:style-name="T3"/></text:p>
            </text:list-item>
            <text:list-item>
              <text:p text:style-name="P49"><text:span text:style-name="T3">Используемый диалект.</text:span><text:span text:style-name="T3"/></text:p>
            </text:list-item>
            <text:list-item>
              <text:p text:style-name="P49"><text:span text:style-name="T3">Классы для маппинга.</text:span><text:span text:style-name="T3"/></text:p>
            </text:list-item>
            <text:list-item>
              <text:p text:style-name="P49"><text:span text:style-name="T3">Множество других параметров работы с БД.</text:span><text:span text:style-name="T3"/></text:p>
            </text:list-item>
          </text:list>
        </text:list-item>
        <text:list-item>
          <text:p text:style-name="P49"><text:span text:style-name="T3">Описание связей между POJO (Plain old java object - старый добрый java-объект) и таблицей БД для создания persistent object. Persistent object - POJO, который представляет таблицу из БД. Маппинг может быть реализован 2 способами:</text:span><text:span text:style-name="T3"/></text:p>
          <text:list>
            <text:list-item>
              <text:p text:style-name="P49"><text:span text:style-name="T3">С помощью mapping xml-файла.</text:span><text:span text:style-name="T3"/></text:p>
            </text:list-item>
            <text:list-item>
              <text:p text:style-name="P49"><text:span text:style-name="T3">С помощью аннотаций в <text:s/>POJO классе. </text:span><text:span text:style-name="T3"/></text:p>
            </text:list-item>
          </text:list>
        </text:list-item>
        <text:list-item>
          <text:p text:style-name="P49"><text:span text:style-name="T3">Создается сессия Session методом openSession(), из сессии получается транзакция Transaction методом beginTransaction() и внутри транзакции выполняется запрос к базе данных. Метод <text:s/>commit класса Transaction позволяет завершает текущую транзакцию, записывая данные в базу данных. Метод rollback необходим для отката действий во время транзакции в случае возникновения сбоя во время транзакции, обычно rollback делают в блоке catch при возникновении ошибки в ходе транзакции.</text:span><text:span text:style-name="T3"/></text:p>
        </text:list-item>
        <text:list-item>
          <text:p text:style-name="P49"><text:span text:style-name="T3">Обработка результатов происходит так же внутри транзакции.</text:span><text:span text:style-name="T3"/></text:p>
        </text:list-item>
      </text:list>
      <text:p text:style-name="P53"/>
      <text:h text:style-name="P1" text:outline-level="1"><text:span text:style-name="T1">В чем разница между JPA и Hibernate? Как связаны все эти понятия?</text:span><text:span text:style-name="T2"/></text:h>
      <text:p text:style-name="P7"><text:span text:style-name="T47">Hibernate одна из самых популярных открытых реализаций последней версии спецификации (JPA 2.1). Даже скорее самая популярная, почти стандарт де-факто. То есть JPA только описывает правила и API, а Hibernate реализует эти описания, впрочем у Hibernate (как и у многих других реализаций JPA) есть дополнительные возможности, не описанные в JPA (и не переносимые на другие реализации JPA).</text:span><text:span text:style-name="T47"/></text:p>
      <text:p text:style-name="P31"/>
      <text:h text:style-name="P1" text:outline-level="1"><text:span text:style-name="T1">Какие классы/интерфейсы относятся к JPA/Hibernate?</text:span><text:span text:style-name="T2"/></text:h>
      <text:list text:style-name="WWNum32">
        <text:list-item>
          <text:p text:style-name="P13"><text:span text:style-name="T49">SessionFactory (org.hibernate.SessionFactory)</text:span><text:span text:style-name="T50"> – неизменяемый потокобезопасный объект с компилированным маппингом для одной базы данных. Необходимо инициализировать </text:span><text:span text:style-name="T52">SessionFactory</text:span><text:span text:style-name="T50"> всего один раз. Экземпляр </text:span><text:span text:style-name="T52">SessionFactory </text:span><text:span text:style-name="T50">используется для получения объектов </text:span><text:span text:style-name="T52">Session</text:span><text:span text:style-name="T50">, которые используются для операций с базами данных. Самый тяжелый объект.</text:span><text:span text:style-name="T50"/></text:p>
        </text:list-item>
        <text:list-item>
          <text:p text:style-name="P19"><text:span text:style-name="T49">Session (org.hibernate.Session)</text:span><text:span text:style-name="T50"> – однопоточный короткоживущий объект, который предоставляет связь между объектами приложения и базой данных. Он оборачивает JDBC </text:span><text:span text:style-name="T52">java.sql.Connection</text:span><text:span text:style-name="T50"> и работает как фабрика для </text:span><text:span text:style-name="T52">org.hibernate.Transaction</text:span><text:span text:style-name="T50">. Разработчик должен открывать сессию по необходимости и закрывать ее сразу после использования. Экземпляр </text:span><text:span text:style-name="T52">Session</text:span><text:span text:style-name="T50"> является интерфейсом между кодом в java приложении и hibernate framework и предоставляет методы для операций CRUD.</text:span><text:span text:style-name="T50"/></text:p>
        </text:list-item>
        <text:list-item>
          <text:p text:style-name="P19"><text:span text:style-name="T49">Transaction (org.hibernate.Transaction)</text:span><text:span text:style-name="T50"> – однопоточный короткоживущий объект, используемый для атомарных операций. Рабочая единица работы с БД. Обрабатывается менеджером транзакций.</text:span><text:span text:style-name="T50"/></text:p>
        </text:list-item>
      </text:list>
      <text:p text:style-name="P33"/>
      <text:h text:style-name="P1" text:outline-level="1"><text:span text:style-name="T1">Основные аннотации Hibernate, рассказать.</text:span><text:span text:style-name="T2"/></text:h>
      <text:p text:style-name="P37"><text:span text:style-name="T16">В Hibernate предусмотрена возможность конфигурирования приложения с помощью аннотаций.</text:span><text:span text:style-name="T16"/></text:p>
      <text:p text:style-name="P37"><text:span text:style-name="T16">Аннотации являются мощным инструментом <text:s/>для предоставления метаданных, а также намного нагляднее при чтении нашего кода другим разработчиком.</text:span><text:span text:style-name="T3"/></text:p>
      <text:p text:style-name="P37"><text:span text:style-name="T19">@Entity</text:span><text:span text:style-name="T19"/></text:p>
      <text:p text:style-name="P37"><text:span text:style-name="T16">Эта аннотация указывает Hibernate, что данный класс является сущностью (entity bean). Такой класс должен иметь конструктор по-умолчанию (пустой конструктор).</text:span><text:span text:style-name="T3"/></text:p>
      <text:p text:style-name="P37"><text:span text:style-name="T19">@Table</text:span><text:span text:style-name="T19"/></text:p>
      <text:p text:style-name="P37"><text:span text:style-name="T16">С помощью этой аннотации мы говорим Hibernate, <text:s/>с какой именно таблицей необходимо связать (map) данный класс. Аннотация </text:span><text:span text:style-name="T19">@Table </text:span><text:span text:style-name="T16">имеет различные атрибуты, с помощью которых мы можем указать </text:span><text:span text:style-name="T23">имя таблицы, каталог, БД и уникальность столбцов в таблице БД</text:span><text:span text:style-name="T16">.</text:span><text:span text:style-name="T16"/></text:p>
      <text:p text:style-name="P37"><text:span text:style-name="T19">@id</text:span><text:span text:style-name="T6"/></text:p>
      <text:p text:style-name="P37"><text:span text:style-name="T16">С помощью аннотации </text:span><text:span text:style-name="T19">@Id </text:span><text:span text:style-name="T16">мы указываем </text:span><text:span text:style-name="T23">первичный ключ (Primary Key) </text:span><text:span text:style-name="T16">данного класса.</text:span><text:span text:style-name="T3"/></text:p>
      <text:p text:style-name="P37"><text:span text:style-name="T19">@GeneratedValue</text:span><text:span text:style-name="T19"/></text:p>
      <text:p text:style-name="P37"><text:span text:style-name="T16">Эта аннотация используется вместе с аннотацией </text:span><text:span text:style-name="T19">@Id</text:span><text:span text:style-name="T16"> и определяет такие параметры, как </text:span><text:span text:style-name="T19">strategy</text:span><text:span text:style-name="T16"> и </text:span><text:span text:style-name="T19">generator</text:span><text:span text:style-name="T16">.</text:span><text:span text:style-name="T3"/></text:p>
      <text:p text:style-name="P37"><text:span text:style-name="T19">@Column</text:span><text:span text:style-name="T19"/></text:p>
      <text:p text:style-name="P37"><text:span text:style-name="T16">Аннотация </text:span><text:span text:style-name="T19">@Column </text:span><text:span text:style-name="T16">определяет к какому столбцу в таблице БД относится конкретное поле класса (атрибут класса).</text:span><text:span text:style-name="T16"/></text:p>
      <text:p text:style-name="P55"/>
      <text:p text:style-name="P37"><text:span text:style-name="T6">@Many-to-many</text:span><text:span text:style-name="T6"/></text:p>
      <text:p text:style-name="P37"><text:span text:style-name="T6">@Many-to-one</text:span><text:span text:style-name="T6"/></text:p>
      <text:p text:style-name="P37"><text:span text:style-name="T6">@One-to-Many</text:span><text:span text:style-name="T6"/></text:p>
      <text:p text:style-name="P37"><text:span text:style-name="T6">@One-to-one</text:span><text:span text:style-name="T6"/></text:p>
      <text:p text:style-name="P37"><text:span text:style-name="T3">Аннотации, определяющие взаимодействие между таблицами в базе данных.</text:span><text:span text:style-name="T3"/></text:p>
      <text:p text:style-name="P53"/>
      <text:h text:style-name="P1" text:outline-level="1"><text:span text:style-name="T1">Чем HQL отличается от SQL?</text:span><text:span text:style-name="T2"/></text:h>
      <text:p text:style-name="P37"><text:span text:style-name="T16">HQL (Hibernate Query Language) – это объектно-ориентированный язык запросов, который крайне похож на SQL.</text:span><text:span text:style-name="T16"/></text:p>
      <text:p text:style-name="P37"><text:span text:style-name="T16">Отличие между HQL и SQL состоит в том, что SQL работает с таблицами в базе данных и их столбцами, а HQL – с сохраняемыми объектами (Persistent Objects) и их полями (атрибутами класса).</text:span><text:span text:style-name="T16"/></text:p>
      <text:p text:style-name="P37"><text:span text:style-name="T16">Hibernate транслирует HQL – запросы в понятные для БД SQL – запросы, которые и выполняют необходимые нам действия в БД.</text:span><text:span text:style-name="T16"/></text:p>
      <text:p text:style-name="P37"><text:span text:style-name="T16">Мы также имеем возможность использовать обычные SQL – запросы в Hibernate используя Native SQL, но использование HQL является более предпочтительным.</text:span><text:span text:style-name="T16"/></text:p>
      <text:p text:style-name="P58"/>
      <text:p text:style-name="P37"><text:span text:style-name="T19">Основные ключевые слова языка HQL:</text:span><text:span text:style-name="T19"/></text:p>
      <text:p text:style-name="P37"><text:span text:style-name="T6">FROM</text:span><text:span text:style-name="T6"/></text:p>
      <text:p text:style-name="P37"><text:soft-page-break/><text:span text:style-name="T16">Если мы хотим загрузить в память наши сохраняемые объекты, то мы будем использовать ключевое слово </text:span><text:span text:style-name="T19">FROM</text:span><text:span text:style-name="T16">. </text:span><text:span text:style-name="T24"/></text:p>
      <text:p text:style-name="P37"><text:span text:style-name="T6">INSERT</text:span><text:span text:style-name="T6"/></text:p>
      <text:p text:style-name="P37"><text:span text:style-name="T16">Мы используем ключевое слово </text:span><text:span text:style-name="T19">INSERT</text:span><text:span text:style-name="T16">, в том случае, если хотим добавить запись в таблицу нашей БД.</text:span><text:span text:style-name="T24"/></text:p>
      <text:p text:style-name="P37"><text:span text:style-name="T6">UPDATE</text:span><text:span text:style-name="T6"/></text:p>
      <text:p text:style-name="P37"><text:span text:style-name="T16">Ключевое слово UPDATE используется для обновления одного или нескольких полей объекта. </text:span><text:span text:style-name="T24"/></text:p>
      <text:p text:style-name="P37"><text:span text:style-name="T6">DELETE</text:span><text:span text:style-name="T6"/></text:p>
      <text:p text:style-name="P37"><text:span text:style-name="T16">Это ключевое слово используется для удаления одного или нескольких объектов.</text:span><text:span text:style-name="T24"/></text:p>
      <text:p text:style-name="P37"><text:span text:style-name="T6">SELECT</text:span><text:span text:style-name="T6"/></text:p>
      <text:p text:style-name="P37"><text:span text:style-name="T16">Если мы хотим получить запись из таблицы нашей БД, то мы должны использовать ключевое слово </text:span><text:span text:style-name="T19">SELECT</text:span><text:span text:style-name="T16">. Пример</text:span><text:span text:style-name="T21"> </text:span><text:span text:style-name="T16">использования</text:span><text:span text:style-name="T21">:</text:span><text:span text:style-name="T22"/></text:p>
      <text:p text:style-name="P37"><text:span text:style-name="T22"><text:s text:c="3"/>Query query = session.createQuery("SELECT D.lastName FROM Developer D");</text:span><text:span text:style-name="T22"/></text:p>
      <text:p text:style-name="P37"><text:span text:style-name="T22"><text:s text:c="3"/></text:span><text:span text:style-name="T24">List developers = query.list();</text:span><text:span text:style-name="T24"/></text:p>
      <text:p text:style-name="P37"><text:span text:style-name="T6">AS</text:span><text:span text:style-name="T6"/></text:p>
      <text:p text:style-name="P37"><text:span text:style-name="T16">В предыдущем примере мы использовали запись формы Developer D. С использованием опционального ключевого слова </text:span><text:span text:style-name="T19">AS</text:span><text:span text:style-name="T16"> это будет выглядеть так:</text:span><text:span text:style-name="T24"/></text:p>
      <text:p text:style-name="P37"><text:span text:style-name="T24"><text:s text:c="3"/></text:span><text:span text:style-name="T22">Query query = session.createQuery("FROM Developer AS D");</text:span><text:span text:style-name="T22"/></text:p>
      <text:p text:style-name="P37"><text:span text:style-name="T22"><text:s text:c="3"/></text:span><text:span text:style-name="T24">List developers = query.list();</text:span><text:span text:style-name="T24"/></text:p>
      <text:p text:style-name="P37"><text:span text:style-name="T6">WHERE</text:span><text:span text:style-name="T6"/></text:p>
      <text:p text:style-name="P37"><text:span text:style-name="T16">В том случае, если мы хотим получить объекты, которые соответствуют определенным параметрам, то мы должны использовать ключевое слово </text:span><text:span text:style-name="T19">WHERE</text:span><text:span text:style-name="T16">.</text:span><text:span text:style-name="T24"/></text:p>
      <text:p text:style-name="P37"><text:span text:style-name="T12">ORDER</text:span><text:span text:style-name="T3"> </text:span><text:span text:style-name="T12">BY</text:span><text:span text:style-name="T6"/></text:p>
      <text:p text:style-name="P37"><text:span text:style-name="T16">Для того, чтобы отсортировать список объектов, полученных в результате запроса, мы должны применить ключевое слово </text:span><text:span text:style-name="T19">ORDER BY</text:span><text:span text:style-name="T16">. Нам необходимо указать параметр, по которому список будет отсортирован и тип сортировки – по возрастанию (ASC) или по убывани (DESC). </text:span><text:span text:style-name="T24"/></text:p>
      <text:p text:style-name="P37"><text:span text:style-name="T6">GROUP BY</text:span><text:span text:style-name="T6"/></text:p>
      <text:p text:style-name="P37"><text:span text:style-name="T16">С помощью ключевого слова </text:span><text:span text:style-name="T19">GROUP BY</text:span><text:span text:style-name="T16"> мы можем группировать данные, полученные из БД по какому-либо признаку. </text:span><text:span text:style-name="T24"/></text:p>
      <text:p text:style-name="P29"/>
      <text:p text:style-name="P20"><text:span text:style-name="T34">17. Что такое </text:span><text:span text:style-name="T31">Query</text:span><text:span text:style-name="T34">? Как передать в объект Query параметры?</text:span><text:span text:style-name="T33"/></text:p>
      <text:p text:style-name="P37"><text:span text:style-name="T3">Query - объектно-ориентированная реализация запроса hibernate. Экземпляр Query получается путем вызова Session.createQuery();</text:span><text:span text:style-name="T3"/></text:p>
      <text:p text:style-name="P53"/>
      <text:p text:style-name="P37"><text:span text:style-name="T3">Запросы выполняются путем вызова list (), scroll (), iterate () или executeUpdate(). Запрос может быть повторно выполнен при последующих вызовах. Однако его продолжительность жизни ограничена продолжительностью жизни объекта Session, который его создал.</text:span><text:span text:style-name="T3"/></text:p>
      <text:p text:style-name="P37"><text:span text:style-name="T3">Параметры в объект Query можно передать через сеттеры setParameter();</text:span><text:span text:style-name="T3"/></text:p>
      <text:p text:style-name="P53"/>
      <text:h text:style-name="P1" text:outline-level="1"><text:span text:style-name="T1">Какие можно устанавливать параметры в hbm2ddl, рассказать про каждый из них.</text:span><text:span text:style-name="T2"/></text:h>
      <text:p text:style-name="P34"><text:span text:style-name="T7">hibernate.hbm2ddl.auto</text:span><text:span text:style-name="T3"> - свойство, обеспечивающее проверку или экспорт ddl схемы при создании SessionFactory</text:span><text:span text:style-name="T3"/></text:p>
      <text:p text:style-name="P52"/>
      <text:p text:style-name="P37"><text:span text:style-name="T6">create -</text:span><text:span text:style-name="T3"> При запуске приложения будет создавать схему заново. Все данные которые были в старой схеме потеряются.</text:span><text:span text:style-name="T3"/></text:p>
      <text:p text:style-name="P34"><text:span text:style-name="T6">update -</text:span><text:span text:style-name="T3"> При запуске приложения будет осуществляться сверка имеющейся в БД схемы с классами приложения. Если были изменения, то схема обновится, а данные останутся.</text:span><text:span text:style-name="T3"/></text:p>
      <text:p text:style-name="P34"><text:span text:style-name="T6">create-drop -</text:span><text:span text:style-name="T3"> Аналогично create, только после завершения схема с данными будет удаляться. </text:span><text:span text:style-name="T53">Удалит схему, когда SessionFactory закрывается явно, обычно, когда приложение остановлено.</text:span><text:span text:style-name="T53"/></text:p>
      <text:p text:style-name="P37"><text:span text:style-name="T6">validate -</text:span><text:span text:style-name="T3"> Будет проверять соответствие схемы и классов, если соответствия нет, то выбросится исключение.</text:span><text:span text:style-name="T3"/></text:p>
      <text:p text:style-name="P37"><text:span text:style-name="T6">None -</text:span><text:span text:style-name="T3"> Никаких действий не будет </text:span><text:span text:style-name="T3"/></text:p>
      <text:p text:style-name="P53"/>
      <text:h text:style-name="P1" text:outline-level="1"><text:span text:style-name="T1">Требования JPA к Entity-классам? Не менее пяти.</text:span><text:span text:style-name="T2"/></text:h>
      <text:list text:style-name="WWNum19">
        <text:list-item>
          <text:p text:style-name="P50"><text:span text:style-name="T16">Класс должен быть помечен аннотацией @Entity из javax.persistence.* или отображаться как класс для маппинга в xml файле.</text:span><text:span text:style-name="T3"/></text:p>
        </text:list-item>
        <text:list-item>
          <text:p text:style-name="P50"><text:span text:style-name="T56">Класс сущности должен иметь публичный или защищенный конструктор без аргументов. Он также может иметь и <text:s/>дополнительные конструкторы с аргументами.</text:span><text:span text:style-name="T3"/></text:p>
        </text:list-item>
        <text:list-item>
          <text:p text:style-name="P50"><text:span text:style-name="T16">Класс сущности должен быть верхнего уровня (top-level), т.е. не вложенным</text:span><text:span text:style-name="T3"/></text:p>
        </text:list-item>
        <text:list-item>
          <text:p text:style-name="P50"><text:span text:style-name="T16">Не должен быть интерфейсом или перечислением(Enum)</text:span><text:span text:style-name="T3"/></text:p>
        </text:list-item>
        <text:list-item>
          <text:p text:style-name="P50"><text:span text:style-name="T16">Класс не должен быть final. Также поля и методы не должны быть final.</text:span><text:span text:style-name="T16"/></text:p>
        </text:list-item>
        <text:list-item>
          <text:p text:style-name="P50"><text:span text:style-name="T16">Должен реализовывать интерфейс Serializable, если экземпляр класса используется удаленно как отдельный объект.</text:span><text:span text:style-name="T3"/></text:p>
        </text:list-item>
        <text:list-item>
          <text:p text:style-name="P50"><text:span text:style-name="T16">Класс может быть абстрактным. Entity класс может наследовать non-entity, также как и non-entity может наследовать entity класс.</text:span><text:span text:style-name="T3"/></text:p>
        </text:list-item>
        <text:list-item>
          <text:p text:style-name="P50"><text:span text:style-name="T16">Должен содержать первичный ключ, т.е. атрибут или группу атрибутов, которые определяют уникальность entity класса в БД.</text:span><text:span text:style-name="T16"/></text:p>
        </text:list-item>
      </text:list>
      <text:p text:style-name="P58"/>
      <text:h text:style-name="P1" text:outline-level="1"><text:span text:style-name="T1">В чем разница в требованиях к Entity в Hibernate, от требований к Entity, указанных в спецификации JPA (см. вопрос 10)?</text:span><text:span text:style-name="T3"/></text:h>
      <text:p text:style-name="P21"><text:span text:style-name="T48">1) Конструктор без аргументов не обязан быть public или protected, рекомендуется чтобы он был хотя бы package видимости, однако это только рекомендация, если настройки безопасности Java позволяют доступ к приватным полям, то он может быть приватным,<text:line-break/>2) JPA категорически требует не использовать final классы, Hibernate лишь рекомендует не использовать такие классы чтобы он мог создавать прокси для ленивой загрузки, однако позволяет либо выключить прокси </text:span><text:a xlink:type="simple" xlink:href="https://habrahabr.ru/users/proxy/" text:style-name="Internet_20_link" text:visited-style-name="Visited_20_Internet_20_Link"><text:span text:style-name="Internet_20_link"><text:span text:style-name="T57">Proxy</text:span></text:span></text:a><text:span text:style-name="T48">(lazy=false), либо использовать в качестве прокси интерфейс, содержащий все методы маппинга для данного класса (аннотацией </text:span><text:a xlink:type="simple" xlink:href="https://habrahabr.ru/users/proxy/" text:style-name="Internet_20_link" text:visited-style-name="Visited_20_Internet_20_Link"><text:span text:style-name="Internet_20_link"><text:span text:style-name="T57">Proxy</text:span></text:span></text:a><text:span text:style-name="T48">(proxyClass=интерфейс.class) )</text:span><text:span text:style-name="T48"/></text:p>
      <text:p text:style-name="P32"/>
      <text:h text:style-name="P1" text:outline-level="1"><text:span text:style-name="T1">Жизненный цикл Entity в Hibernate? Рассказать.</text:span><text:span text:style-name="T2"/></text:h>
      <text:p text:style-name="P37"><text:span text:style-name="T45">У Entity объекта существует четыре статуса жизненного цикла: transient, persistent, detached, или removed. Их описание:</text:span><text:span text:style-name="T45"/></text:p>
      <text:p text:style-name="P60"/>
      <text:p text:style-name="P36"><text:span text:style-name="T55">Transient</text:span><text:span text:style-name="T54"> - состояние, при котором объект никогда не был связан с какой-либо сессией и не является персистентным(не имеет представления в БД). Этот объект находится во временном состоянии. Объект в этом состоянии может стать персистентным при вызове метода </text:span><text:span text:style-name="T3">save(), persist() или saveOrUpdate(). Persistent объект может перейти в transient состояние после вызова метода delete().</text:span><text:span text:style-name="T3"/></text:p>
      <text:p text:style-name="P36"><text:soft-page-break/><text:span text:style-name="T55">Persistent</text:span><text:span text:style-name="T54"> - когда объект связан с уникальной сессией он находится в состоянии </text:span><text:span text:style-name="T3">persistent (персистентности). Любой экземпляр, возвращаемый методами get() или load() находится в состоянии persistent.</text:span><text:span text:style-name="T3"/></text:p>
      <text:p text:style-name="P36"><text:span text:style-name="T55">Detached</text:span><text:span text:style-name="T54"> - </text:span><text:span text:style-name="T58">если объект был персистентным, но сейчас не связан с какой-либо сессией, то он находится в отвязанном (detached) состоянии. Такой объект можно сделать персистентным используя методы update(), saveOrUpdate(), lock() или replicate(). Состояния transient или detached также могут перейти в состояние persistent как новый объект персистентности после вызова метода merge().</text:span><text:span text:style-name="T58"/></text:p>
      <text:p text:style-name="P37"><text:span text:style-name="T6">Removed</text:span><text:span text:style-name="T3"> - объект создан, управляется JPA, но будет удален после commit'a транзакции.</text:span><text:span text:style-name="T3"/></text:p>
      <text:p text:style-name="P53"/>
      <text:h text:style-name="P1" text:outline-level="1"><text:span text:style-name="T1">Транзакции.</text:span><text:span text:style-name="T2"/></text:h>
      <text:p text:style-name="P4"><text:span text:style-name="T59">Транзакция это набор операций, которые могут быть либо целиком и успешно выполнены, либо полностью не выполнены.</text:span><text:span text:style-name="T59"/></text:p>
      <text:p text:style-name="P4"><text:span text:style-name="T59">Транзакции в базах данных соответствуют свойствам ACID:</text:span><text:span text:style-name="T59"/></text:p>
      <text:list text:style-name="WWNum33">
        <text:list-item>
          <text:p text:style-name="P22"><text:span text:style-name="T61">Атомарность — транзакция может быть либо целиком выполнена, либо целиком отменена.</text:span><text:span text:style-name="T61"/></text:p>
        </text:list-item>
        <text:list-item>
          <text:p text:style-name="P22"><text:span text:style-name="T61">Согласованность — состояние данных должно быть логически согласованным после выполнения (или отмены) транзации</text:span><text:span text:style-name="T61"/></text:p>
        </text:list-item>
        <text:list-item>
          <text:p text:style-name="P22"><text:span text:style-name="T61">Изолированность — в процессе работы транзакции другие выполняющиеся в это время транзакции не влияют на неё.</text:span><text:span text:style-name="T61"/></text:p>
        </text:list-item>
        <text:list-item>
          <text:p text:style-name="P22"><text:span text:style-name="T61">наДёжность — что-бы не произошло, транзакция останется атомарной.</text:span><text:span text:style-name="T61"/></text:p>
        </text:list-item>
      </text:list>
      <text:p text:style-name="P4"><text:span text:style-name="T59">Если вдруг транзакции в вашей базе не соответствуют этим принципам, то это плохие, негодные транзакции и они не заслуживают чести носить это имя.</text:span><text:span text:style-name="T59"/></text:p>
      <text:p text:style-name="P4"><text:span text:style-name="T59">Использование транзакций в дикой природе проще показать на примере: положим у нас есть система, в которой клиенты размещают какие-то заказы. За каждый заказ со счёта клиента снимается какая-то сумма. Таким образом, одна логическая единица работы разбивается на три операции в базе данных:</text:span><text:span text:style-name="T59"/></text:p>
      <text:list text:style-name="WWNum34">
        <text:list-item>
          <text:p text:style-name="P23"><text:span text:style-name="T61">Добавить заказ.</text:span><text:span text:style-name="T61"/></text:p>
        </text:list-item>
        <text:list-item>
          <text:p text:style-name="P23"><text:span text:style-name="T61">Получить текущее значение счёта клиента.</text:span><text:span text:style-name="T61"/></text:p>
        </text:list-item>
        <text:list-item>
          <text:p text:style-name="P23"><text:span text:style-name="T61">Уменьшить счёт клиента и обновить значение в базе.</text:span><text:span text:style-name="T61"/></text:p>
        </text:list-item>
      </text:list>
      <text:p text:style-name="P4"><text:span text:style-name="T59">Оборачивание этих трёх операций в одну транзакцию гарантирует нам, что либо мы добавим заказ и спишем деньги, либо ничего не произойдёт вообще. Третьего не дано.</text:span><text:span text:style-name="T59"/></text:p>
      <text:p text:style-name="P5"/>
      <text:h text:style-name="P2" text:outline-level="1"><text:span text:style-name="T36">Транзакции в </text:span><text:a xlink:type="simple" xlink:href="https://easyjava.ru/tag/hibernate/" office:target-frame-name="Posts tagged with hibernate" xlink:show="replace" text:style-name="Internet_20_link" text:visited-style-name="Visited_20_Internet_20_Link"><text:span text:style-name="Internet_20_link"><text:span text:style-name="T62">Hibernate</text:span></text:span></text:a><text:span text:style-name="T36"/></text:h>
      <text:p text:style-name="P4"><text:span text:style-name="T59">Hibernate построен поверх </text:span><text:a xlink:type="simple" xlink:href="http://easyjava.ru/data/jdbc/" text:style-name="Internet_20_link" text:visited-style-name="Visited_20_Internet_20_Link"><text:span text:style-name="Internet_20_link"><text:span text:style-name="T62">JDBC API</text:span></text:span></text:a><text:span text:style-name="T59"> и реализует модель транзакций JDBC. Если быть точным, Hibernate способен работать или с JDBC транзакциями или с JTA транзакциями.О JTA — Java Transaction API я напишу как-нибудь позже, а пока сосредоточимся на JDBC транзакциях, тем более что с точки зрения использования их отличий не так и много.</text:span><text:span text:style-name="T59"/></text:p>
      <text:p text:style-name="P4"><text:span text:style-name="T59">Транзакцию можно начать вызовом </text:span><text:span text:style-name="crayon-e"><text:span text:style-name="T37">beginTransaction</text:span></text:span><text:span text:style-name="crayon-sy"><text:span text:style-name="T37">()</text:span></text:span><text:span text:style-name="T59"> объекта </text:span><text:span text:style-name="crayon-v"><text:span text:style-name="T37">Session</text:span></text:span><text:span text:style-name="T59">, либо запросить у </text:span><text:span text:style-name="crayon-v"><text:span text:style-name="T37">Session</text:span></text:span><text:span text:style-name="T59"> связанный с ней объект </text:span><text:span text:style-name="crayon-v"><text:span text:style-name="T37">Transaction</text:span></text:span><text:span text:style-name="T59"> и позвать у последнего метод </text:span><text:span text:style-name="crayon-e"><text:span text:style-name="T37">begin</text:span></text:span><text:span text:style-name="crayon-sy"><text:span text:style-name="T37">()</text:span></text:span><text:span text:style-name="T59">. С объектом Session всегда связан ровно один объект </text:span><text:span text:style-name="crayon-v"><text:span text:style-name="T37">Transaction</text:span></text:span><text:span text:style-name="T59">, доступ к которому может быть получен вызовом </text:span><text:span text:style-name="crayon-e"><text:span text:style-name="T37">getTransaction</text:span></text:span><text:span text:style-name="crayon-sy"><text:span text:style-name="T37">()</text:span></text:span><text:span text:style-name="T59"/></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4"><text:span text:style-name="T41">1</text:span><text:span text:style-name="T41"/></text:p>
            <text:p text:style-name="P24"><text:span text:style-name="T41">2</text:span><text:span text:style-name="T41"/></text:p>
          </table:table-cell>
          <table:table-cell table:style-name="Таблица2.A1" office:value-type="string">
            <text:p text:style-name="P25"><text:span text:style-name="crayon-e"><text:span text:style-name="T30">Session </text:span></text:span><text:span text:style-name="crayon-v"><text:span text:style-name="T30">session</text:span></text:span><text:span text:style-name="crayon-h"><text:span text:style-name="T30"> </text:span></text:span><text:span text:style-name="crayon-o"><text:span text:style-name="T30">=</text:span></text:span><text:span text:style-name="crayon-h"><text:span text:style-name="T30"> </text:span></text:span><text:span text:style-name="crayon-v"><text:span text:style-name="T30">sessionFactory</text:span></text:span><text:span text:style-name="crayon-sy"><text:span text:style-name="T30">.</text:span></text:span><text:span text:style-name="crayon-e"><text:span text:style-name="T30">openSession</text:span></text:span><text:span text:style-name="crayon-sy"><text:span text:style-name="T30">();</text:span></text:span><text:span text:style-name="T29"/></text:p>
            <text:p text:style-name="P25"><text:span text:style-name="crayon-i"><text:span text:style-name="T30">Transaction</text:span></text:span><text:span text:style-name="crayon-h"><text:span text:style-name="T30"> </text:span></text:span><text:span text:style-name="crayon-v"><text:span text:style-name="T30">t</text:span></text:span><text:span text:style-name="crayon-o"><text:span text:style-name="T30">=</text:span></text:span><text:span text:style-name="crayon-v"><text:span text:style-name="T30">session</text:span></text:span><text:span text:style-name="crayon-sy"><text:span text:style-name="T30">.</text:span></text:span><text:span text:style-name="crayon-e"><text:span text:style-name="T30">getTransaction</text:span></text:span><text:span text:style-name="crayon-sy"><text:span text:style-name="T30">();</text:span></text:span><text:span text:style-name="T29"/></text:p>
          </table:table-cell>
        </table:table-row>
      </table:table>
      <text:p text:style-name="P4"><text:span text:style-name="T59">Методов для подтверждения или отката транзакции у объекта </text:span><text:span text:style-name="crayon-v"><text:span text:style-name="T37">Session</text:span></text:span><text:span text:style-name="T59"> нет, необходимо всегда обращаться к объекту </text:span><text:span text:style-name="crayon-v"><text:span text:style-name="T37">Transaction</text:span></text:span><text:span text:style-name="T37"/></text:p>
      <text:p text:style-name="P5"/>
      <text:h text:style-name="P2" text:outline-level="1"><text:span text:style-name="T36">Операции над транзакциями</text:span><text:span text:style-name="T36"/></text:h>
      <text:p text:style-name="P4"><text:span text:style-name="T59">У объекта </text:span><text:span text:style-name="crayon-v"><text:span text:style-name="T37">Transaction</text:span></text:span><text:span text:style-name="T59"> есть ещё несколько методов, кроме </text:span><text:span text:style-name="crayon-e"><text:span text:style-name="T37">commit</text:span></text:span><text:span text:style-name="crayon-sy"><text:span text:style-name="T37">()</text:span></text:span><text:span text:style-name="T59"> и </text:span><text:span text:style-name="crayon-e"><text:span text:style-name="T37">rollback</text:span></text:span><text:span text:style-name="crayon-sy"><text:span text:style-name="T37">()</text:span></text:span><text:span text:style-name="T59">, которые позволяют тонко управлять поведением транзакции. Метод </text:span><text:span text:style-name="crayon-e"><text:span text:style-name="T37">isActive</text:span></text:span><text:span text:style-name="crayon-sy"><text:span text:style-name="T37">()</text:span></text:span><text:span text:style-name="T59"> позволяет проверить, есть ли в рамках объекта </text:span><text:span text:style-name="crayon-v"><text:span text:style-name="T37">Transaction</text:span></text:span><text:span text:style-name="T59"> управляему им транзакция. Очевидно, что такая транзакция существует в промежутке времени между вызовами </text:span><text:span text:style-name="crayon-e"><text:span text:style-name="T37">begin</text:span></text:span><text:span text:style-name="crayon-sy"><text:span text:style-name="T37">()</text:span></text:span><text:span text:style-name="T59"> и </text:span><text:span text:style-name="crayon-e"><text:span text:style-name="T37">commit</text:span></text:span><text:span text:style-name="crayon-sy"><text:span text:style-name="T37">()</text:span></text:span><text:span text:style-name="crayon-o"><text:span text:style-name="T37">/</text:span></text:span><text:span text:style-name="crayon-e"><text:span text:style-name="T37">rollback</text:span></text:span><text:span text:style-name="crayon-sy"><text:span text:style-name="T37">()</text:span></text:span><text:span text:style-name="T59">.</text:span><text:span text:style-name="T59"/></text:p>
      <text:p text:style-name="P4"><text:span text:style-name="T59">Метод </text:span><text:span text:style-name="crayon-e"><text:span text:style-name="T37">setRollbackOnly</text:span></text:span><text:span text:style-name="crayon-sy"><text:span text:style-name="T37">()</text:span></text:span><text:span text:style-name="T59"> помечает транзакцию как откаченную в будущем. В отличие от </text:span><text:span text:style-name="crayon-e"><text:span text:style-name="T37">rollback</text:span></text:span><text:span text:style-name="crayon-sy"><text:span text:style-name="T37">()</text:span></text:span><text:span text:style-name="T59"> этот метод </text:span><text:span text:style-name="Emphasis"><text:span text:style-name="T60">не </text:span></text:span><text:span text:style-name="T59">закрывает транзакцию и все последующие запросы к базе будут продолжать выполняться в рамках той же самой транзакции, но завершить эту транзакцию можно будет только откатом и вызовом </text:span><text:span text:style-name="crayon-e"><text:span text:style-name="T37">rollback</text:span></text:span><text:span text:style-name="crayon-sy"><text:span text:style-name="T37">()</text:span></text:span><text:span text:style-name="T59">. Вызов </text:span><text:span text:style-name="crayon-e"><text:span text:style-name="T37">commit</text:span></text:span><text:span text:style-name="crayon-sy"><text:span text:style-name="T37">()</text:span></text:span><text:span text:style-name="T59"> на такой транзакции выбросит исключение. Проверить состояние транзакции можно вызовом </text:span><text:span text:style-name="crayon-e"><text:span text:style-name="T37">getRollbackOnly</text:span></text:span><text:span text:style-name="crayon-sy"><text:span text:style-name="T37">()</text:span></text:span><text:span text:style-name="T59">.</text:span><text:span text:style-name="T59"/></text:p>
      <text:p text:style-name="P5"/>
      <text:h text:style-name="P1" text:outline-level="1"><text:span text:style-name="T5">Что такое конфигурационный файл Hibernate?</text:span><text:span text:style-name="T3"/></text:h>
      <text:p text:style-name="P6"><text:span text:style-name="T51">Файл конфигурации Hibernate содержит в себе данные о базе данных и необходим для инициализации SessionFactory. В .xml файле необходимо указать вендора базы данных или JNDI ресурсы, а так же информацию об используемом диалекте, что поможет hibernate выбрать режим работы с конкретной базой данных.</text:span><text:span text:style-name="T51"/></text:p>
      <text:p text:style-name="P20"><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Обычный"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847cm" fo:margin-bottom="0cm" style:contextual-spacing="false" fo:keep-together="always" fo:keep-with-next="always"/>
      <style:text-properties fo:color="#2f5496" loext:opacity="100%"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loext:linked-style-name="Заголовок_20_2_20_Знак"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Заголовок_20_3_20_Знак"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бычный1" style:family="paragraph">
      <style:paragraph-properties fo:margin-top="0cm" fo:margin-bottom="0cm" style:contextual-spacing="false" fo:line-height="115%" fo:text-align="start" style:justify-single-word="false" fo:orphans="2" fo:widows="2" style:writing-mode="lr-tb"/>
      <style:text-properties style:font-name="Arial" fo:font-family="Arial" style:font-family-generic="roman" style:font-pitch="variable" style:font-name-asian="Arial1" style:font-family-asian="Arial" style:font-family-generic-asian="system" style:font-pitch-asian="variable" style:language-asian="ru" style:country-asian="RU" style:font-name-complex="Arial1" style:font-family-complex="Arial" style:font-family-generic-complex="system" style:font-pitch-complex="variable"/>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ocument_20_Map" style:display-name="Document Map" style:family="paragraph" style:parent-style-name="Standard" loext:linked-style-name="Схема_20_документа_20_Знак">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8pt" style:font-weight-complex="bold"/>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Заголовок_20_4_20_Знак" style:display-name="Заголовок 4 Знак" style:family="text" style:parent-style-name="Default_20_Paragraph_20_Font">
      <style:text-properties fo:color="#4472c4"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crayon-e" style:family="text" style:parent-style-name="Default_20_Paragraph_20_Font"/>
    <style:style style:name="crayon-sy" style:family="text" style:parent-style-name="Default_20_Paragraph_20_Font"/>
    <style:style style:name="crayon-v" style:family="text" style:parent-style-name="Default_20_Paragraph_20_Font"/>
    <style:style style:name="crayon-h" style:family="text" style:parent-style-name="Default_20_Paragraph_20_Font"/>
    <style:style style:name="crayon-o" style:family="text" style:parent-style-name="Default_20_Paragraph_20_Font"/>
    <style:style style:name="crayon-i" style:family="text" style:parent-style-name="Default_20_Paragraph_20_Font"/>
    <style:style style:name="Схема_20_документа_20_Знак" style:display-name="Схема документа Знак" style:family="text" style:parent-style-name="Default_20_Paragraph_20_Font" loext:linked-style-name="Document_20_Map">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weight="bold" style:font-weight-asian="bold"/>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333333"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333333" loext:opacity="100%" fo:font-size="9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333333" loext:opacity="100%" fo:font-size="9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333333" loext:opacity="100%" style:font-name="Times New Roman" fo:font-family="'Times New Roman'" style:font-family-generic="roman" style:font-pitch="variable" fo:font-size="10pt" style:text-underline-style="none"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333333" loext:opacity="100%" fo:font-size="9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333333" loext:opacity="100%" fo:font-size="9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333333" loext:opacity="100%" fo:font-size="9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333333"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333333" loext:opacity="100%" style:font-name="Times New Roman" fo:font-family="'Times New Roman'" style:font-family-generic="roman" style:font-pitch="variable" fo:font-size="9pt" style:text-underline-style="none" style:font-name-asian="Arial1" style:font-family-asian="Arial"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333333" loext:opacity="100%" fo:font-size="9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333333"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22">
        <style:list-level-properties text:list-level-position-and-space-mode="label-alignment">
          <style:list-level-label-alignment text:label-followed-by="listtab" fo:text-indent="-0.661cm" fo:margin-left="1.296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text:start-value="23">
        <style:list-level-properties text:list-level-position-and-space-mode="label-alignment">
          <style:list-level-label-alignment text:label-followed-by="listtab" fo:text-indent="-0.661cm" fo:margin-left="1.29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xim Golikov</meta:initial-creator>
    <meta:editing-cycles>10</meta:editing-cycles>
    <meta:print-date>2021-07-27T15:57:00</meta:print-date>
    <meta:creation-date>2021-10-30T15:54:00</meta:creation-date>
    <dc:date>2023-05-20T22:03:37.834257382</dc:date>
    <meta:editing-duration>PT40M7S</meta:editing-duration>
    <meta:generator>LibreOffice/7.5.2.2$Linux_X86_64 LibreOffice_project/50$Build-2</meta:generator>
    <meta:document-statistic meta:table-count="2" meta:image-count="0" meta:object-count="0" meta:page-count="8" meta:paragraph-count="297" meta:word-count="4979" meta:character-count="36856" meta:non-whitespace-character-count="32136"/>
    <meta:user-defined meta:name="AppVersion">16.0000</meta:user-defined>
    <meta:user-defined meta:name="Company">DG Win&amp;Soft</meta:user-defined>
    <meta:template xlink:type="simple" xlink:actuate="onRequest" xlink:title="Normal.dotm" xlink:href=""/>
  </office:meta>
</office:document-meta>
</file>